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6cm" svg:stroke-color="#000000" svg:stroke-opacity="100%" draw:stroke-linejoin="miter" svg:stroke-linecap="butt" draw:fill="none" fo:padding-top="0.163cm" fo:padding-bottom="0.163cm" fo:padding-left="0.288cm" fo:padding-right="0.288cm" loext:decorative="false"/>
    </style:style>
    <style:style style:name="gr2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draw:fill="none" draw:textarea-vertical-align="middle" fo:min-height="0cm" fo:min-width="2.54cm" fo:padding-top="0.141cm" fo:padding-bottom="0.141cm" fo:padding-left="0.141cm" fo:padding-right="0.141cm" loext:decorative="false"/>
    </style:style>
    <style:style style:name="gr5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loext:decorative="false"/>
    </style:style>
    <style:style style:name="gr6" style:family="graphic" style:parent-style-name="standard">
      <style:graphic-properties draw:stroke="none" draw:fill="none" draw:textarea-vertical-align="middle" fo:min-height="0.5cm" fo:min-width="2.5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218cm" fo:min-width="2.54cm" fo:padding-top="0.141cm" fo:padding-bottom="0.141cm" fo:padding-left="0.141cm" fo:padding-right="0.141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12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0.428cm" fo:min-width="2.54cm" fo:padding-top="0.141cm" fo:padding-bottom="0.141cm" fo:padding-left="0.141cm" fo:padding-right="0.141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1.118cm" fo:min-width="2.54cm" fo:padding-top="0.141cm" fo:padding-bottom="0.141cm" fo:padding-left="0.141cm" fo:padding-right="0.141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0.358cm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draw:fill="none" draw:textarea-vertical-align="middle" fo:min-height="1.873cm" fo:min-width="2.54cm" fo:padding-top="0.141cm" fo:padding-bottom="0.141cm" fo:padding-left="0.141cm" fo:padding-right="0.141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1.047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1.555cm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draw:fill="none" draw:textarea-vertical-align="middle" fo:min-height="1.873cm" fo:min-width="2.54cm" fo:padding-top="0.141cm" fo:padding-bottom="0.141cm" fo:padding-left="0.141cm" fo:padding-right="0.141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fo:min-height="1.555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.1cm" fo:margin-right="0cm" fo:margin-top="0cm" fo:margin-bottom="0cm" fo:line-height="120%" fo:text-align="start" fo:text-indent="0cm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20%" fo:text-align="center" fo:text-indent="0cm"/>
      <style:text-properties fo:font-size="8pt" style:font-size-asian="8pt" style:font-size-complex="8pt"/>
    </style:style>
    <style:style style:name="P11" style:family="paragraph">
      <loext:graphic-properties draw:fill="none"/>
      <style:text-properties fo:font-size="8pt" style:font-size-asian="8pt" style:font-size-complex="8pt"/>
    </style:style>
    <style:style style:name="P12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8pt" style:font-size-asian="8pt" style:font-size-complex="8pt"/>
    </style:style>
    <style:style style:name="T1" style:family="text">
      <style:text-properties fo:color="#000000" loext:opacity="100%"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T2" style:family="text">
      <style:text-properties fo:color="#000000" loext:opacity="100%"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T3" style:family="text">
      <style:text-properties fo:color="#000000" loext:opacity="100%" style:font-name="Arial" fo:font-size="9pt" style:font-name-asian="Arial" style:font-size-asian="9pt" style:font-name-complex="Arial" style:font-size-complex="9pt"/>
    </style:style>
    <style:style style:name="T4" style:family="text">
      <style:text-properties fo:color="#000000" loext:opacity="100%" style:font-name="Arial" fo:font-size="14pt" style:font-name-asian="Arial" style:font-size-asian="14pt" style:font-name-complex="Arial" style:font-size-complex="14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4pt" fo:font-style="italic" fo:text-shadow="none" style:text-underline-style="none" fo:font-weight="normal" style:letter-kerning="true" style:font-name-asian="Arial" style:font-size-asian="14pt" style:font-style-asian="italic" style:font-weight-asian="normal" style:font-name-complex="Ari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7" style:family="text">
      <style:text-properties fo:color="#000000" loext:opacity="100%" style:font-name="Arial" fo:font-size="20pt" style:font-name-asian="Arial" style:font-size-asian="20pt" style:font-name-complex="Arial" style:font-size-complex="20pt"/>
    </style:style>
    <style:style style:name="T8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9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10" style:family="text">
      <style:text-properties fo:color="#000000" loext:opacity="100%" style:font-name="Ariel" fo:font-size="14pt" style:font-name-asian="Arial" style:font-size-asian="14pt" style:font-name-complex="Arial" style:font-size-complex="14pt"/>
    </style:style>
    <style:style style:name="T11" style:family="text">
      <style:text-properties fo:color="#000000" loext:opacity="100%" style:font-name="Ariel" fo:font-size="8pt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Ст�" draw:style-name="dp1" draw:master-page-name="PM0">
        <draw:polyline draw:style-name="gr1" draw:text-style-name="P1" draw:layer="layout" svg:width="18.5cm" svg:height="5.5cm" svg:x="1.481cm" svg:y="23.879cm" svg:viewBox="0 0 18501 5501" draw:points="18501,0 0,0 0,5501">
          <text:p/>
        </draw:polyline>
        <draw:line draw:style-name="gr2" draw:text-style-name="P1" draw:layer="layout" svg:x1="14.981cm" svg:y1="25.379cm" svg:x2="14.981cm" svg:y2="29.379cm">
          <text:p/>
        </draw:line>
        <draw:g draw:style-name="gr3">
          <draw:line draw:style-name="gr2" draw:text-style-name="P1" draw:layer="layout" svg:x1="7.981cm" svg:y1="23.879cm" svg:x2="7.981cm" svg:y2="29.379cm">
            <text:p/>
          </draw:line>
          <draw:frame draw:style-name="gr4" draw:text-style-name="P1" draw:layer="layout" svg:width="5.5cm" svg:height="1.219cm" draw:transform="rotate (-1.5707963267949) translate (8.59cm 23.879cm)">
            <draw:text-box>
              <text:p/>
            </draw:text-box>
          </draw:frame>
        </draw:g>
        <draw:line draw:style-name="gr5" draw:text-style-name="P1" draw:layer="layout" svg:x1="1.481cm" svg:y1="24.379cm" svg:x2="7.989cm" svg:y2="24.379cm">
          <text:p/>
        </draw:line>
        <draw:line draw:style-name="gr5" draw:text-style-name="P1" draw:layer="layout" svg:x1="1.481cm" svg:y1="24.879cm" svg:x2="7.981cm" svg:y2="24.879cm">
          <text:p/>
        </draw:line>
        <draw:line draw:style-name="gr5" draw:text-style-name="P1" draw:layer="layout" svg:x1="1.481cm" svg:y1="25.379cm" svg:x2="7.981cm" svg:y2="25.379cm">
          <text:p/>
        </draw:line>
        <draw:line draw:style-name="gr2" draw:text-style-name="P1" draw:layer="layout" svg:x1="1.481cm" svg:y1="25.879cm" svg:x2="7.981cm" svg:y2="25.879cm">
          <text:p/>
        </draw:line>
        <draw:line draw:style-name="gr2" draw:text-style-name="P1" draw:layer="layout" svg:x1="1.481cm" svg:y1="26.379cm" svg:x2="7.981cm" svg:y2="26.379cm">
          <text:p/>
        </draw:line>
        <draw:line draw:style-name="gr5" draw:text-style-name="P1" draw:layer="layout" svg:x1="1.481cm" svg:y1="26.879cm" svg:x2="7.981cm" svg:y2="26.879cm">
          <text:p/>
        </draw:line>
        <draw:line draw:style-name="gr5" draw:text-style-name="P1" draw:layer="layout" svg:x1="1.481cm" svg:y1="27.379cm" svg:x2="7.981cm" svg:y2="27.379cm">
          <text:p/>
        </draw:line>
        <draw:line draw:style-name="gr5" draw:text-style-name="P1" draw:layer="layout" svg:x1="1.481cm" svg:y1="27.879cm" svg:x2="7.981cm" svg:y2="27.879cm">
          <text:p/>
        </draw:line>
        <draw:line draw:style-name="gr5" draw:text-style-name="P1" draw:layer="layout" svg:x1="1.481cm" svg:y1="28.379cm" svg:x2="7.981cm" svg:y2="28.379cm">
          <text:p/>
        </draw:line>
        <draw:line draw:style-name="gr5" draw:text-style-name="P1" draw:layer="layout" svg:x1="1.481cm" svg:y1="28.879cm" svg:x2="7.981cm" svg:y2="28.879cm">
          <text:p/>
        </draw:line>
        <draw:line draw:style-name="gr2" draw:text-style-name="P1" draw:layer="layout" svg:x1="7.981cm" svg:y1="25.379cm" svg:x2="19.981cm" svg:y2="25.379cm">
          <text:p/>
        </draw:line>
        <draw:line draw:style-name="gr2" draw:text-style-name="P1" draw:layer="layout" svg:x1="7.981cm" svg:y1="27.879cm" svg:x2="19.981cm" svg:y2="27.879cm">
          <text:p/>
        </draw:line>
        <draw:line draw:style-name="gr2" draw:text-style-name="P1" draw:layer="layout" svg:x1="2.181cm" svg:y1="23.879cm" svg:x2="2.181cm" svg:y2="26.379cm">
          <text:p/>
        </draw:line>
        <draw:line draw:style-name="gr2" draw:text-style-name="P1" draw:layer="layout" svg:x1="3.181cm" svg:y1="23.879cm" svg:x2="3.181cm" svg:y2="29.379cm">
          <text:p/>
        </draw:line>
        <draw:line draw:style-name="gr2" draw:text-style-name="P1" draw:layer="layout" svg:x1="5.481cm" svg:y1="23.879cm" svg:x2="5.481cm" svg:y2="29.379cm">
          <text:p/>
        </draw:line>
        <draw:line draw:style-name="gr2" draw:text-style-name="P1" draw:layer="layout" svg:x1="6.981cm" svg:y1="23.879cm" svg:x2="6.981cm" svg:y2="29.379cm">
          <text:p/>
        </draw:line>
        <draw:line draw:style-name="gr2" draw:text-style-name="P1" draw:layer="layout" svg:x1="14.981cm" svg:y1="25.879cm" svg:x2="19.981cm" svg:y2="25.879cm">
          <text:p/>
        </draw:line>
        <draw:line draw:style-name="gr2" draw:text-style-name="P1" draw:layer="layout" svg:x1="14.981cm" svg:y1="27.379cm" svg:x2="19.981cm" svg:y2="27.379cm">
          <text:p/>
        </draw:line>
        <draw:line draw:style-name="gr2" draw:text-style-name="P1" draw:layer="layout" svg:x1="16.481cm" svg:y1="25.379cm" svg:x2="16.481cm" svg:y2="27.379cm">
          <text:p/>
        </draw:line>
        <draw:line draw:style-name="gr2" draw:text-style-name="P1" draw:layer="layout" svg:x1="18.181cm" svg:y1="25.379cm" svg:x2="18.181cm" svg:y2="27.379cm">
          <text:p/>
        </draw:line>
        <draw:line draw:style-name="gr2" draw:text-style-name="P1" draw:layer="layout" svg:x1="16.981cm" svg:y1="27.379cm" svg:x2="16.981cm" svg:y2="27.879cm">
          <text:p/>
        </draw:line>
        <draw:line draw:style-name="gr5" draw:text-style-name="P1" draw:layer="layout" svg:x1="15.481cm" svg:y1="25.879cm" svg:x2="15.481cm" svg:y2="27.379cm">
          <text:p/>
        </draw:line>
        <draw:line draw:style-name="gr5" draw:text-style-name="P1" draw:layer="layout" svg:x1="15.981cm" svg:y1="25.879cm" svg:x2="15.981cm" svg:y2="27.379cm">
          <text:p/>
        </draw:line>
        <draw:frame draw:style-name="gr6" draw:text-style-name="P1" draw:layer="layout" svg:width="0.7cm" svg:height="0.5cm" svg:x="1.531cm" svg:y="25.879cm">
          <draw:text-box>
            <text:p text:style-name="P2"><text:span text:style-name="T1">Изм.</text:span></text:p>
          </draw:text-box>
        </draw:frame>
        <draw:frame draw:style-name="gr6" draw:text-style-name="P1" draw:layer="layout" svg:width="1.05cm" svg:height="0.5cm" svg:x="2.131cm" svg:y="25.879cm">
          <draw:text-box>
            <text:p text:style-name="P2"><text:span text:style-name="T1">Лист</text:span></text:p>
          </draw:text-box>
        </draw:frame>
        <draw:frame draw:style-name="gr6" draw:text-style-name="P1" draw:layer="layout" svg:width="2.35cm" svg:height="0.5cm" svg:x="3.131cm" svg:y="25.879cm">
          <draw:text-box>
            <text:p text:style-name="P2"><text:span text:style-name="T2">№ </text:span><text:span text:style-name="T2">докум</text:span></text:p>
          </draw:text-box>
        </draw:frame>
        <draw:frame draw:style-name="gr6" draw:text-style-name="P1" draw:layer="layout" svg:width="1.5cm" svg:height="0.5cm" svg:x="5.481cm" svg:y="25.879cm">
          <draw:text-box>
            <text:p text:style-name="P2"><text:span text:style-name="T1">Подп.</text:span></text:p>
          </draw:text-box>
        </draw:frame>
        <draw:frame draw:style-name="gr6" draw:text-style-name="P1" draw:layer="layout" svg:width="1cm" svg:height="0.5cm" svg:x="6.981cm" svg:y="25.879cm">
          <draw:text-box>
            <text:p text:style-name="P2"><text:span text:style-name="T1">Дата</text:span></text:p>
          </draw:text-box>
        </draw:frame>
        <draw:frame draw:style-name="gr6" draw:text-style-name="P1" draw:layer="layout" svg:width="1.66cm" svg:height="0.5cm" svg:x="1.481cm" svg:y="26.379cm">
          <draw:text-box>
            <text:p text:style-name="P3"><text:span text:style-name="T1">Разраб.</text:span></text:p>
          </draw:text-box>
        </draw:frame>
        <draw:frame draw:style-name="gr6" draw:text-style-name="P1" draw:layer="layout" svg:width="1.7cm" svg:height="0.5cm" svg:x="1.481cm" svg:y="26.879cm">
          <draw:text-box>
            <text:p text:style-name="P3"><text:span text:style-name="T1">Пров.</text:span></text:p>
          </draw:text-box>
        </draw:frame>
        <draw:frame draw:style-name="gr6" draw:text-style-name="P1" draw:layer="layout" svg:width="1.68cm" svg:height="0.5cm" svg:x="1.481cm" svg:y="27.379cm">
          <draw:text-box>
            <text:p text:style-name="P3"><text:span text:style-name="T1">Т. контр.</text:span></text:p>
          </draw:text-box>
        </draw:frame>
        <draw:frame draw:style-name="gr6" draw:text-style-name="P1" draw:layer="layout" svg:width="1.7cm" svg:height="0.5cm" svg:x="1.481cm" svg:y="28.379cm">
          <draw:text-box>
            <text:p text:style-name="P3"><text:span text:style-name="T1">Н. контр.</text:span></text:p>
          </draw:text-box>
        </draw:frame>
        <draw:frame draw:style-name="gr6" draw:text-style-name="P1" draw:layer="layout" svg:width="1.7cm" svg:height="0.5cm" svg:x="1.481cm" svg:y="28.829cm">
          <draw:text-box>
            <text:p text:style-name="P3"><text:span text:style-name="T1">Утв.</text:span></text:p>
          </draw:text-box>
        </draw:frame>
        <draw:frame draw:style-name="gr6" draw:text-style-name="P1" draw:layer="layout" svg:width="2.407cm" svg:height="0.5cm" svg:x="3.255cm" svg:y="26.386cm">
          <draw:text-box>
            <text:p text:style-name="P4"><text:span text:style-name="T3">Якубовский</text:span></text:p>
          </draw:text-box>
        </draw:frame>
        <draw:frame draw:style-name="gr6" draw:text-style-name="P1" draw:layer="layout" svg:width="2.09cm" svg:height="0.5cm" svg:x="3.275cm" svg:y="26.889cm">
          <draw:text-box>
            <text:p text:style-name="P5"><text:span text:style-name="T3">Бруславский</text:span></text:p>
          </draw:text-box>
        </draw:frame>
        <draw:frame draw:style-name="gr6" draw:text-style-name="P1" draw:layer="layout" svg:width="2.407cm" svg:height="0.5cm" svg:x="3.285cm" svg:y="28.375cm">
          <draw:text-box>
            <text:p text:style-name="P5"><text:span text:style-name="T3">Самодумкин</text:span></text:p>
          </draw:text-box>
        </draw:frame>
        <draw:frame draw:style-name="gr7" draw:text-style-name="P1" draw:layer="layout" svg:width="7cm" svg:height="2.5cm" svg:x="7.981cm" svg:y="25.379cm">
          <draw:text-box>
            <text:p text:style-name="P2"><text:span text:style-name="T4">Система интеллектуального поиска текстов естественного языка</text:span></text:p>
          </draw:text-box>
        </draw:frame>
        <draw:frame draw:style-name="gr6" draw:text-style-name="P1" draw:layer="layout" svg:width="1.5cm" svg:height="0.5cm" svg:x="14.981cm" svg:y="25.379cm">
          <draw:text-box>
            <text:p text:style-name="P2"><text:span text:style-name="T1">Лит</text:span></text:p>
          </draw:text-box>
        </draw:frame>
        <draw:frame draw:style-name="gr6" draw:text-style-name="P1" draw:layer="layout" svg:width="1.7cm" svg:height="0.5cm" svg:x="16.481cm" svg:y="25.379cm">
          <draw:text-box>
            <text:p text:style-name="P2"><text:span text:style-name="T1">Масса</text:span></text:p>
          </draw:text-box>
        </draw:frame>
        <draw:frame draw:style-name="gr6" draw:text-style-name="P1" draw:layer="layout" svg:width="1.75cm" svg:height="0.5cm" svg:x="18.231cm" svg:y="25.379cm">
          <draw:text-box>
            <text:p text:style-name="P2"><text:span text:style-name="T1">Масштаб</text:span></text:p>
          </draw:text-box>
        </draw:frame>
        <draw:frame draw:style-name="gr6" draw:text-style-name="P1" draw:layer="layout" svg:width="1.8cm" svg:height="0.5cm" svg:x="15.181cm" svg:y="27.379cm">
          <draw:text-box>
            <text:p text:style-name="P4"><text:span text:style-name="T1">Лист <text:s/>1 <text:s text:c="3"/></text:span></text:p>
          </draw:text-box>
        </draw:frame>
        <draw:frame draw:style-name="gr6" draw:text-style-name="P1" draw:layer="layout" svg:width="3cm" svg:height="0.5cm" svg:x="16.981cm" svg:y="27.379cm">
          <draw:text-box>
            <text:p text:style-name="P4"><text:span text:style-name="T1"><text:s/></text:span><text:span text:style-name="T1">Листов <text:s text:c="11"/>1</text:span></text:p>
          </draw:text-box>
        </draw:frame>
        <draw:frame draw:style-name="gr8" draw:text-style-name="P1" draw:layer="layout" svg:width="5cm" svg:height="1.5cm" svg:x="14.981cm" svg:y="27.879cm">
          <draw:text-box>
            <text:p text:style-name="P2"><text:span text:style-name="T5">ИИ, гр. </text:span><text:span text:style-name="T6">121703</text:span></text:p>
          </draw:text-box>
        </draw:frame>
        <draw:line draw:style-name="gr1" draw:text-style-name="P1" draw:layer="layout" svg:x1="19.981cm" svg:y1="29.379cm" svg:x2="1.481cm" svg:y2="29.379cm">
          <text:p/>
        </draw:line>
        <draw:line draw:style-name="gr2" draw:text-style-name="P1" draw:layer="layout" svg:x1="19.981cm" svg:y1="23.879cm" svg:x2="19.981cm" svg:y2="29.379cm">
          <text:p/>
        </draw:line>
        <draw:frame draw:style-name="gr9" draw:text-style-name="P1" draw:layer="layout" svg:width="10.28cm" svg:height="1.227cm" svg:x="9.101cm" svg:y="24.112cm">
          <draw:text-box>
            <text:p text:style-name="P2"><text:span text:style-name="T7">ГУИР.17075-01 96 01-1</text:span></text:p>
          </draw:text-box>
        </draw:frame>
        <draw:frame draw:style-name="gr6" draw:text-style-name="P1" draw:layer="layout" svg:width="2.09cm" svg:height="0.5cm" svg:x="3.276cm" svg:y="27.411cm">
          <draw:text-box>
            <text:p text:style-name="P5"><text:span text:style-name="T3">Крапивин</text:span></text:p>
          </draw:text-box>
        </draw:frame>
        <draw:frame draw:style-name="gr6" draw:text-style-name="P1" draw:layer="layout" svg:width="2.09cm" svg:height="0.5cm" svg:x="3.227cm" svg:y="28.851cm">
          <draw:text-box>
            <text:p text:style-name="P3"><text:span text:style-name="T8">Шункевич </text:span></text:p>
          </draw:text-box>
        </draw:frame>
        <draw:frame draw:style-name="gr6" draw:text-style-name="P1" draw:layer="layout" svg:width="1.68cm" svg:height="0.5cm" svg:x="1.481cm" svg:y="27.899cm">
          <draw:text-box>
            <text:p text:style-name="P3"><text:span text:style-name="T1">Реценз.</text:span></text:p>
          </draw:text-box>
        </draw:frame>
        <draw:frame draw:style-name="gr10" draw:text-style-name="P1" draw:layer="layout" svg:width="0.5cm" svg:height="0.851cm" svg:x="15.481cm" svg:y="26.153cm">
          <draw:text-box>
            <text:p text:style-name="P2"><text:span text:style-name="T9">Т</text:span></text:p>
          </draw:text-box>
        </draw:frame>
        <draw:polyline draw:style-name="gr11" draw:text-style-name="P1" draw:layer="layout" svg:width="18.5cm" svg:height="5.5cm" svg:x="32.737cm" svg:y="41.665cm" svg:viewBox="0 0 18501 5501" draw:points="18501,0 0,0 0,5501">
          <text:p/>
        </draw:polyline>
        <draw:line draw:style-name="gr11" draw:text-style-name="P1" draw:layer="layout" svg:x1="39.253cm" svg:y1="41.665cm" svg:x2="39.253cm" svg:y2="47.164cm">
          <text:p/>
        </draw:line>
        <draw:line draw:style-name="gr11" draw:text-style-name="P1" draw:layer="layout" svg:x1="32.753cm" svg:y1="46.101cm" svg:x2="39.253cm" svg:y2="46.101cm">
          <text:p/>
        </draw:line>
        <draw:line draw:style-name="gr11" draw:text-style-name="P1" draw:layer="layout" svg:x1="32.753cm" svg:y1="46.601cm" svg:x2="39.253cm" svg:y2="46.601cm">
          <text:p/>
        </draw:line>
        <draw:line draw:style-name="gr11" draw:text-style-name="P1" draw:layer="layout" svg:x1="33.443cm" svg:y1="41.665cm" svg:x2="33.443cm" svg:y2="44.115cm">
          <text:p/>
        </draw:line>
        <draw:line draw:style-name="gr11" draw:text-style-name="P1" draw:layer="layout" svg:x1="34.543cm" svg:y1="41.665cm" svg:x2="34.543cm" svg:y2="47.164cm">
          <text:p/>
        </draw:line>
        <draw:line draw:style-name="gr11" draw:text-style-name="P1" draw:layer="layout" svg:x1="36.753cm" svg:y1="41.665cm" svg:x2="36.753cm" svg:y2="47.164cm">
          <text:p/>
        </draw:line>
        <draw:line draw:style-name="gr11" draw:text-style-name="P1" draw:layer="layout" svg:x1="38.253cm" svg:y1="41.665cm" svg:x2="38.253cm" svg:y2="47.15cm">
          <text:p/>
        </draw:line>
        <draw:frame draw:style-name="gr12" draw:text-style-name="P1" draw:layer="layout" svg:width="1.65cm" svg:height="0.755cm" svg:x="46.182cm" svg:y="44.987cm">
          <draw:text-box>
            <text:p text:style-name="P2"><text:span text:style-name="T8">Лист <text:s/>1</text:span></text:p>
          </draw:text-box>
        </draw:frame>
        <draw:frame draw:style-name="gr12" draw:text-style-name="P1" draw:layer="layout" svg:width="1.1cm" svg:height="0.755cm" svg:x="33.432cm" svg:y="43.487cm">
          <draw:text-box>
            <text:p text:style-name="P2"><text:span text:style-name="T8">Лист</text:span></text:p>
          </draw:text-box>
        </draw:frame>
        <draw:frame draw:style-name="gr12" draw:text-style-name="P1" draw:layer="layout" svg:width="2.28cm" svg:height="0.755cm" svg:x="34.492cm" svg:y="43.487cm">
          <draw:text-box>
            <text:p text:style-name="P2"><text:span text:style-name="T8">№ </text:span><text:span text:style-name="T8">докум.</text:span></text:p>
          </draw:text-box>
        </draw:frame>
        <draw:frame draw:style-name="gr12" draw:text-style-name="P1" draw:layer="layout" svg:width="1.5cm" svg:height="0.755cm" svg:x="36.732cm" svg:y="43.487cm">
          <draw:text-box>
            <text:p text:style-name="P2"><text:span text:style-name="T8">Подп.</text:span></text:p>
          </draw:text-box>
        </draw:frame>
        <draw:frame draw:style-name="gr12" draw:text-style-name="P1" draw:layer="layout" svg:width="1.1cm" svg:height="0.755cm" svg:x="38.232cm" svg:y="43.487cm">
          <draw:text-box>
            <text:p text:style-name="P2"><text:span text:style-name="T8">Дата</text:span></text:p>
          </draw:text-box>
        </draw:frame>
        <draw:line draw:style-name="gr11" draw:text-style-name="P1" draw:layer="layout" svg:x1="39.282cm" svg:y1="45.615cm" svg:x2="51.231cm" svg:y2="45.615cm">
          <text:p/>
        </draw:line>
        <draw:line draw:style-name="gr11" draw:text-style-name="P1" draw:layer="layout" svg:x1="32.782cm" svg:y1="45.115cm" svg:x2="39.232cm" svg:y2="45.115cm">
          <text:p/>
        </draw:line>
        <draw:line draw:style-name="gr11" draw:text-style-name="P1" draw:layer="layout" svg:x1="32.782cm" svg:y1="44.615cm" svg:x2="39.232cm" svg:y2="44.615cm">
          <text:p/>
        </draw:line>
        <draw:line draw:style-name="gr11" draw:text-style-name="P1" draw:layer="layout" svg:x1="32.782cm" svg:y1="44.115cm" svg:x2="39.232cm" svg:y2="44.115cm">
          <text:p/>
        </draw:line>
        <draw:line draw:style-name="gr11" draw:text-style-name="P1" draw:layer="layout" svg:x1="32.782cm" svg:y1="43.615cm" svg:x2="39.232cm" svg:y2="43.615cm">
          <text:p/>
        </draw:line>
        <draw:line draw:style-name="gr11" draw:text-style-name="P1" draw:layer="layout" svg:x1="32.782cm" svg:y1="42.615cm" svg:x2="39.232cm" svg:y2="42.615cm">
          <text:p/>
        </draw:line>
        <draw:line draw:style-name="gr11" draw:text-style-name="P1" draw:layer="layout" svg:x1="32.782cm" svg:y1="42.115cm" svg:x2="39.232cm" svg:y2="42.115cm">
          <text:p/>
        </draw:line>
        <draw:line draw:style-name="gr11" draw:text-style-name="P1" draw:layer="layout" svg:x1="39.282cm" svg:y1="43.115cm" svg:x2="51.231cm" svg:y2="43.115cm">
          <text:p/>
        </draw:line>
        <draw:line draw:style-name="gr11" draw:text-style-name="P1" draw:layer="layout" svg:x1="32.782cm" svg:y1="43.115cm" svg:x2="39.232cm" svg:y2="43.115cm">
          <text:p/>
        </draw:line>
        <draw:line draw:style-name="gr11" draw:text-style-name="P1" draw:layer="layout" svg:x1="32.782cm" svg:y1="45.615cm" svg:x2="39.232cm" svg:y2="45.615cm">
          <text:p/>
        </draw:line>
        <draw:frame draw:style-name="gr12" draw:text-style-name="P1" draw:layer="layout" svg:width="1.09cm" svg:height="0.755cm" svg:x="32.542cm" svg:y="43.487cm">
          <draw:text-box>
            <text:p text:style-name="P2"><text:span text:style-name="T8">Изм</text:span></text:p>
          </draw:text-box>
        </draw:frame>
        <draw:frame draw:style-name="gr12" draw:text-style-name="P1" draw:layer="layout" svg:width="1.65cm" svg:height="0.755cm" svg:x="32.732cm" svg:y="43.987cm">
          <draw:text-box>
            <text:p text:style-name="P4"><text:span text:style-name="T3">Разраб</text:span><text:span text:style-name="T8">.</text:span></text:p>
          </draw:text-box>
        </draw:frame>
        <draw:frame draw:style-name="gr12" draw:text-style-name="P1" draw:layer="layout" svg:width="1.65cm" svg:height="0.755cm" svg:x="32.732cm" svg:y="44.462cm">
          <draw:text-box>
            <text:p text:style-name="P4"><text:span text:style-name="T3">Пров</text:span><text:span text:style-name="T8">.</text:span></text:p>
          </draw:text-box>
        </draw:frame>
        <draw:frame draw:style-name="gr12" draw:text-style-name="P6" draw:layer="layout" svg:width="1.75cm" svg:height="0.755cm" svg:x="32.732cm" svg:y="45.012cm">
          <draw:text-box>
            <text:p text:style-name="P4"><text:span text:style-name="T3">Т.контр.</text:span></text:p>
          </draw:text-box>
        </draw:frame>
        <draw:frame draw:style-name="gr12" draw:text-style-name="P6" draw:layer="layout" svg:width="1.75cm" svg:height="0.755cm" svg:x="32.732cm" svg:y="45.987cm">
          <draw:text-box>
            <text:p text:style-name="P4"><text:span text:style-name="T3">Н.контр.</text:span></text:p>
          </draw:text-box>
        </draw:frame>
        <draw:frame draw:style-name="gr12" draw:text-style-name="P6" draw:layer="layout" svg:width="1.75cm" svg:height="0.755cm" svg:x="32.732cm" svg:y="46.487cm">
          <draw:text-box>
            <text:p text:style-name="P4"><text:span text:style-name="T3">Утв.</text:span></text:p>
          </draw:text-box>
        </draw:frame>
        <draw:frame draw:style-name="gr13" draw:text-style-name="P1" draw:layer="layout" svg:width="2.011cm" svg:height="0.71cm" svg:x="32.732cm" svg:y="45.51cm">
          <draw:text-box>
            <text:p text:style-name="P4"><text:span text:style-name="T3">Рецензент</text:span></text:p>
          </draw:text-box>
        </draw:frame>
        <draw:line draw:style-name="gr11" draw:text-style-name="P1" draw:layer="layout" svg:x1="46.232cm" svg:y1="43.115cm" svg:x2="46.232cm" svg:y2="47.165cm">
          <text:p/>
        </draw:line>
        <draw:line draw:style-name="gr11" draw:text-style-name="P1" draw:layer="layout" svg:x1="46.232cm" svg:y1="43.615cm" svg:x2="51.232cm" svg:y2="43.615cm">
          <text:p/>
        </draw:line>
        <draw:line draw:style-name="gr11" draw:text-style-name="P1" draw:layer="layout" svg:x1="46.232cm" svg:y1="45.115cm" svg:x2="51.232cm" svg:y2="45.115cm">
          <text:p/>
        </draw:line>
        <draw:line draw:style-name="gr11" draw:text-style-name="P1" draw:layer="layout" svg:x1="46.732cm" svg:y1="43.615cm" svg:x2="46.732cm" svg:y2="45.114cm">
          <text:p/>
        </draw:line>
        <draw:line draw:style-name="gr11" draw:text-style-name="P1" draw:layer="layout" svg:x1="47.232cm" svg:y1="43.615cm" svg:x2="47.232cm" svg:y2="45.114cm">
          <text:p/>
        </draw:line>
        <draw:line draw:style-name="gr11" draw:text-style-name="P1" draw:layer="layout" svg:x1="47.732cm" svg:y1="43.115cm" svg:x2="47.732cm" svg:y2="45.114cm">
          <text:p/>
        </draw:line>
        <draw:line draw:style-name="gr11" draw:text-style-name="P1" draw:layer="layout" svg:x1="49.332cm" svg:y1="43.115cm" svg:x2="49.332cm" svg:y2="45.114cm">
          <text:p/>
        </draw:line>
        <draw:line draw:style-name="gr11" draw:text-style-name="P1" draw:layer="layout" svg:x1="48.232cm" svg:y1="45.115cm" svg:x2="48.232cm" svg:y2="45.615cm">
          <text:p/>
        </draw:line>
        <draw:frame draw:style-name="gr14" draw:text-style-name="P1" draw:layer="layout" svg:width="2.1cm" svg:height="0.851cm" svg:x="48.232cm" svg:y="44.939cm">
          <draw:text-box>
            <text:p text:style-name="P2"><text:span text:style-name="T8">Листов <text:s text:c="3"/></text:span><text:span text:style-name="T9">1</text:span></text:p>
          </draw:text-box>
        </draw:frame>
        <draw:frame draw:style-name="gr12" draw:text-style-name="P1" draw:layer="layout" svg:width="1.2cm" svg:height="0.755cm" svg:x="46.282cm" svg:y="42.987cm">
          <draw:text-box>
            <text:p text:style-name="P2"><text:span text:style-name="T8">Лит.</text:span></text:p>
          </draw:text-box>
        </draw:frame>
        <draw:frame draw:style-name="gr12" draw:text-style-name="P1" draw:layer="layout" svg:width="1.55cm" svg:height="0.755cm" svg:x="47.732cm" svg:y="42.987cm">
          <draw:text-box>
            <text:p text:style-name="P2"><text:span text:style-name="T8">Масса</text:span></text:p>
          </draw:text-box>
        </draw:frame>
        <draw:frame draw:style-name="gr12" draw:text-style-name="P1" draw:layer="layout" svg:width="2.1cm" svg:height="0.755cm" svg:x="49.232cm" svg:y="42.987cm">
          <draw:text-box>
            <text:p text:style-name="P2"><text:span text:style-name="T8">Масштаб.</text:span></text:p>
          </draw:text-box>
        </draw:frame>
        <draw:frame draw:style-name="gr12" draw:text-style-name="P6" draw:layer="layout" svg:width="1.95cm" svg:height="0.755cm" svg:x="34.682cm" svg:y="46.487cm">
          <draw:text-box>
            <text:p text:style-name="P4"><text:span text:style-name="T3">Шункевич</text:span></text:p>
          </draw:text-box>
        </draw:frame>
        <draw:frame draw:style-name="gr12" draw:text-style-name="P1" draw:layer="layout" svg:width="0.7cm" svg:height="0.755cm" svg:x="46.632cm" svg:y="43.987cm">
          <draw:text-box>
            <text:p text:style-name="P2"><text:span text:style-name="T8">Т</text:span></text:p>
          </draw:text-box>
        </draw:frame>
        <draw:frame draw:style-name="gr15" draw:text-style-name="P1" draw:layer="layout" svg:width="11.8cm" svg:height="1.4cm" svg:x="39.362cm" svg:y="41.665cm">
          <draw:text-box>
            <text:p text:style-name="P2"><text:span text:style-name="T7">ГУИР.17075-01 95 01-1</text:span></text:p>
          </draw:text-box>
        </draw:frame>
        <draw:frame draw:style-name="gr8" draw:text-style-name="P1" draw:layer="layout" svg:width="5cm" svg:height="1.5cm" svg:x="46.457cm" svg:y="45.665cm">
          <draw:text-box>
            <text:p text:style-name="P2"><text:span text:style-name="T6">ИИ, гр. 121703</text:span></text:p>
          </draw:text-box>
        </draw:frame>
        <draw:frame draw:style-name="gr7" draw:text-style-name="P1" draw:layer="layout" svg:width="7cm" svg:height="2.5cm" svg:x="39.262cm" svg:y="43.165cm">
          <draw:text-box>
            <text:p text:style-name="P2"><text:span text:style-name="T4">Система интеллектуального поиска текстов естественного языка</text:span></text:p>
          </draw:text-box>
        </draw:frame>
        <draw:frame draw:style-name="gr12" draw:text-style-name="P6" draw:layer="layout" svg:width="2.2cm" svg:height="0.755cm" svg:x="34.589cm" svg:y="43.892cm">
          <draw:text-box>
            <text:p text:style-name="P4"><text:span text:style-name="T3">Якубовский</text:span></text:p>
          </draw:text-box>
        </draw:frame>
        <draw:frame draw:style-name="gr16" draw:text-style-name="P1" draw:layer="layout" svg:width="2.348cm" svg:height="0.608cm" svg:x="34.464cm" svg:y="45.062cm">
          <draw:text-box>
            <text:p><text:span text:style-name="T3">Крапивин</text:span></text:p>
          </draw:text-box>
        </draw:frame>
        <draw:frame draw:style-name="gr16" draw:text-style-name="P1" draw:layer="layout" svg:width="2.348cm" svg:height="0.608cm" svg:x="34.464cm" svg:y="46.015cm">
          <draw:text-box>
            <text:p><text:span text:style-name="T3">Самодумкин</text:span></text:p>
          </draw:text-box>
        </draw:frame>
        <draw:frame draw:style-name="gr17" draw:text-style-name="P7" draw:layer="layout" svg:width="7.215cm" svg:height="2.155cm" svg:x="39.146cm" svg:y="45.279cm">
          <draw:text-box>
            <text:p text:style-name="P2"><text:span text:style-name="T10">Архитектура Transformer, использующая decoder</text:span></text:p>
          </draw:text-box>
        </draw:frame>
        <draw:frame draw:style-name="gr18" draw:text-style-name="P6" draw:layer="layout" svg:width="2.574cm" svg:height="1.039cm" svg:x="34.496cm" svg:y="44.533cm">
          <draw:text-box>
            <text:p><text:span text:style-name="T3">Бруславский</text:span></text:p>
          </draw:text-box>
        </draw:frame>
        <draw:frame draw:style-name="gr19" draw:text-style-name="P1" draw:layer="layout" svg:width="7.01cm" svg:height="1.297cm" svg:x="7.962cm" svg:y="27.806cm">
          <draw:text-box>
            <text:p text:style-name="P2"><text:span text:style-name="T10">Архитектура Transformer</text:span></text:p>
          </draw:text-box>
        </draw:frame>
        <draw:polyline draw:style-name="gr1" draw:text-style-name="P1" draw:layer="layout" svg:width="18.5cm" svg:height="5.5cm" svg:x="1.461cm" svg:y="17.72cm" svg:viewBox="0 0 18501 5501" draw:points="18501,0 0,0 0,5501">
          <text:p/>
        </draw:polyline>
        <draw:line draw:style-name="gr2" draw:text-style-name="P1" draw:layer="layout" svg:x1="14.961cm" svg:y1="19.22cm" svg:x2="14.961cm" svg:y2="23.22cm">
          <text:p/>
        </draw:line>
        <draw:g draw:style-name="gr3">
          <draw:line draw:style-name="gr2" draw:text-style-name="P1" draw:layer="layout" svg:x1="7.961cm" svg:y1="17.72cm" svg:x2="7.961cm" svg:y2="23.22cm">
            <text:p/>
          </draw:line>
          <draw:frame draw:style-name="gr4" draw:text-style-name="P1" draw:layer="layout" svg:width="5.5cm" svg:height="1.219cm" draw:transform="rotate (-1.5707963267949) translate (8.57cm 17.72cm)">
            <draw:text-box>
              <text:p/>
            </draw:text-box>
          </draw:frame>
        </draw:g>
        <draw:line draw:style-name="gr5" draw:text-style-name="P1" draw:layer="layout" svg:x1="1.461cm" svg:y1="18.22cm" svg:x2="7.969cm" svg:y2="18.22cm">
          <text:p/>
        </draw:line>
        <draw:line draw:style-name="gr5" draw:text-style-name="P1" draw:layer="layout" svg:x1="1.461cm" svg:y1="18.72cm" svg:x2="7.961cm" svg:y2="18.72cm">
          <text:p/>
        </draw:line>
        <draw:line draw:style-name="gr5" draw:text-style-name="P1" draw:layer="layout" svg:x1="1.461cm" svg:y1="19.22cm" svg:x2="7.961cm" svg:y2="19.22cm">
          <text:p/>
        </draw:line>
        <draw:line draw:style-name="gr2" draw:text-style-name="P1" draw:layer="layout" svg:x1="1.461cm" svg:y1="19.72cm" svg:x2="7.961cm" svg:y2="19.72cm">
          <text:p/>
        </draw:line>
        <draw:line draw:style-name="gr2" draw:text-style-name="P1" draw:layer="layout" svg:x1="1.461cm" svg:y1="20.22cm" svg:x2="7.961cm" svg:y2="20.22cm">
          <text:p/>
        </draw:line>
        <draw:line draw:style-name="gr5" draw:text-style-name="P1" draw:layer="layout" svg:x1="1.461cm" svg:y1="20.72cm" svg:x2="7.961cm" svg:y2="20.72cm">
          <text:p/>
        </draw:line>
        <draw:line draw:style-name="gr5" draw:text-style-name="P1" draw:layer="layout" svg:x1="1.461cm" svg:y1="21.22cm" svg:x2="7.961cm" svg:y2="21.22cm">
          <text:p/>
        </draw:line>
        <draw:line draw:style-name="gr5" draw:text-style-name="P1" draw:layer="layout" svg:x1="1.461cm" svg:y1="21.72cm" svg:x2="7.961cm" svg:y2="21.72cm">
          <text:p/>
        </draw:line>
        <draw:line draw:style-name="gr5" draw:text-style-name="P1" draw:layer="layout" svg:x1="1.461cm" svg:y1="22.22cm" svg:x2="7.961cm" svg:y2="22.22cm">
          <text:p/>
        </draw:line>
        <draw:line draw:style-name="gr5" draw:text-style-name="P1" draw:layer="layout" svg:x1="1.461cm" svg:y1="22.72cm" svg:x2="7.961cm" svg:y2="22.72cm">
          <text:p/>
        </draw:line>
        <draw:line draw:style-name="gr2" draw:text-style-name="P1" draw:layer="layout" svg:x1="7.961cm" svg:y1="19.22cm" svg:x2="19.961cm" svg:y2="19.22cm">
          <text:p/>
        </draw:line>
        <draw:line draw:style-name="gr2" draw:text-style-name="P1" draw:layer="layout" svg:x1="7.961cm" svg:y1="21.72cm" svg:x2="19.961cm" svg:y2="21.72cm">
          <text:p/>
        </draw:line>
        <draw:line draw:style-name="gr2" draw:text-style-name="P1" draw:layer="layout" svg:x1="2.161cm" svg:y1="17.72cm" svg:x2="2.161cm" svg:y2="20.22cm">
          <text:p/>
        </draw:line>
        <draw:line draw:style-name="gr2" draw:text-style-name="P1" draw:layer="layout" svg:x1="3.161cm" svg:y1="17.72cm" svg:x2="3.161cm" svg:y2="23.22cm">
          <text:p/>
        </draw:line>
        <draw:line draw:style-name="gr2" draw:text-style-name="P1" draw:layer="layout" svg:x1="5.461cm" svg:y1="17.72cm" svg:x2="5.461cm" svg:y2="23.22cm">
          <text:p/>
        </draw:line>
        <draw:line draw:style-name="gr2" draw:text-style-name="P1" draw:layer="layout" svg:x1="6.961cm" svg:y1="17.72cm" svg:x2="6.961cm" svg:y2="23.22cm">
          <text:p/>
        </draw:line>
        <draw:line draw:style-name="gr2" draw:text-style-name="P1" draw:layer="layout" svg:x1="14.961cm" svg:y1="19.72cm" svg:x2="19.961cm" svg:y2="19.72cm">
          <text:p/>
        </draw:line>
        <draw:line draw:style-name="gr2" draw:text-style-name="P1" draw:layer="layout" svg:x1="14.961cm" svg:y1="21.22cm" svg:x2="19.961cm" svg:y2="21.22cm">
          <text:p/>
        </draw:line>
        <draw:line draw:style-name="gr2" draw:text-style-name="P1" draw:layer="layout" svg:x1="16.461cm" svg:y1="19.22cm" svg:x2="16.461cm" svg:y2="21.22cm">
          <text:p/>
        </draw:line>
        <draw:line draw:style-name="gr2" draw:text-style-name="P1" draw:layer="layout" svg:x1="18.161cm" svg:y1="19.22cm" svg:x2="18.161cm" svg:y2="21.22cm">
          <text:p/>
        </draw:line>
        <draw:line draw:style-name="gr2" draw:text-style-name="P1" draw:layer="layout" svg:x1="16.961cm" svg:y1="21.22cm" svg:x2="16.961cm" svg:y2="21.72cm">
          <text:p/>
        </draw:line>
        <draw:line draw:style-name="gr5" draw:text-style-name="P1" draw:layer="layout" svg:x1="15.461cm" svg:y1="19.72cm" svg:x2="15.461cm" svg:y2="21.22cm">
          <text:p/>
        </draw:line>
        <draw:line draw:style-name="gr5" draw:text-style-name="P1" draw:layer="layout" svg:x1="15.961cm" svg:y1="19.72cm" svg:x2="15.961cm" svg:y2="21.22cm">
          <text:p/>
        </draw:line>
        <draw:frame draw:style-name="gr6" draw:text-style-name="P1" draw:layer="layout" svg:width="0.7cm" svg:height="0.5cm" svg:x="1.511cm" svg:y="19.72cm">
          <draw:text-box>
            <text:p text:style-name="P2"><text:span text:style-name="T1">Изм.</text:span></text:p>
          </draw:text-box>
        </draw:frame>
        <draw:frame draw:style-name="gr6" draw:text-style-name="P1" draw:layer="layout" svg:width="1.05cm" svg:height="0.5cm" svg:x="2.111cm" svg:y="19.72cm">
          <draw:text-box>
            <text:p text:style-name="P2"><text:span text:style-name="T1">Лист</text:span></text:p>
          </draw:text-box>
        </draw:frame>
        <draw:frame draw:style-name="gr6" draw:text-style-name="P1" draw:layer="layout" svg:width="2.35cm" svg:height="0.5cm" svg:x="3.111cm" svg:y="19.72cm">
          <draw:text-box>
            <text:p text:style-name="P2"><text:span text:style-name="T2">№ </text:span><text:span text:style-name="T2">докум</text:span></text:p>
          </draw:text-box>
        </draw:frame>
        <draw:frame draw:style-name="gr6" draw:text-style-name="P1" draw:layer="layout" svg:width="1.5cm" svg:height="0.5cm" svg:x="5.461cm" svg:y="19.72cm">
          <draw:text-box>
            <text:p text:style-name="P2"><text:span text:style-name="T1">Подп.</text:span></text:p>
          </draw:text-box>
        </draw:frame>
        <draw:frame draw:style-name="gr6" draw:text-style-name="P1" draw:layer="layout" svg:width="1cm" svg:height="0.5cm" svg:x="6.961cm" svg:y="19.72cm">
          <draw:text-box>
            <text:p text:style-name="P2"><text:span text:style-name="T1">Дата</text:span></text:p>
          </draw:text-box>
        </draw:frame>
        <draw:frame draw:style-name="gr6" draw:text-style-name="P1" draw:layer="layout" svg:width="1.66cm" svg:height="0.5cm" svg:x="1.461cm" svg:y="20.22cm">
          <draw:text-box>
            <text:p text:style-name="P3"><text:span text:style-name="T1">Разраб.</text:span></text:p>
          </draw:text-box>
        </draw:frame>
        <draw:frame draw:style-name="gr6" draw:text-style-name="P1" draw:layer="layout" svg:width="1.7cm" svg:height="0.5cm" svg:x="1.461cm" svg:y="20.72cm">
          <draw:text-box>
            <text:p text:style-name="P3"><text:span text:style-name="T1">Пров.</text:span></text:p>
          </draw:text-box>
        </draw:frame>
        <draw:frame draw:style-name="gr6" draw:text-style-name="P1" draw:layer="layout" svg:width="1.68cm" svg:height="0.5cm" svg:x="1.461cm" svg:y="21.22cm">
          <draw:text-box>
            <text:p text:style-name="P3"><text:span text:style-name="T1">Т. контр.</text:span></text:p>
          </draw:text-box>
        </draw:frame>
        <draw:frame draw:style-name="gr6" draw:text-style-name="P1" draw:layer="layout" svg:width="1.7cm" svg:height="0.5cm" svg:x="1.461cm" svg:y="22.22cm">
          <draw:text-box>
            <text:p text:style-name="P3"><text:span text:style-name="T1">Н. контр.</text:span></text:p>
          </draw:text-box>
        </draw:frame>
        <draw:frame draw:style-name="gr6" draw:text-style-name="P1" draw:layer="layout" svg:width="1.7cm" svg:height="0.5cm" svg:x="1.461cm" svg:y="22.67cm">
          <draw:text-box>
            <text:p text:style-name="P3"><text:span text:style-name="T1">Утв.</text:span></text:p>
          </draw:text-box>
        </draw:frame>
        <draw:frame draw:style-name="gr6" draw:text-style-name="P1" draw:layer="layout" svg:width="2.407cm" svg:height="0.5cm" svg:x="3.235cm" svg:y="20.227cm">
          <draw:text-box>
            <text:p text:style-name="P4"><text:span text:style-name="T3">Якубовский</text:span></text:p>
          </draw:text-box>
        </draw:frame>
        <draw:frame draw:style-name="gr6" draw:text-style-name="P1" draw:layer="layout" svg:width="2.09cm" svg:height="0.5cm" svg:x="3.255cm" svg:y="20.73cm">
          <draw:text-box>
            <text:p text:style-name="P5"><text:span text:style-name="T3">Бруславский</text:span></text:p>
          </draw:text-box>
        </draw:frame>
        <draw:frame draw:style-name="gr6" draw:text-style-name="P1" draw:layer="layout" svg:width="2.407cm" svg:height="0.5cm" svg:x="3.265cm" svg:y="22.216cm">
          <draw:text-box>
            <text:p text:style-name="P5"><text:span text:style-name="T3">Самодумкин</text:span></text:p>
          </draw:text-box>
        </draw:frame>
        <draw:frame draw:style-name="gr7" draw:text-style-name="P1" draw:layer="layout" svg:width="7cm" svg:height="2.5cm" svg:x="7.961cm" svg:y="19.22cm">
          <draw:text-box>
            <text:p text:style-name="P2"><text:span text:style-name="T4">Система интеллектуального поиска текстов естественного языка</text:span></text:p>
          </draw:text-box>
        </draw:frame>
        <draw:frame draw:style-name="gr6" draw:text-style-name="P1" draw:layer="layout" svg:width="1.5cm" svg:height="0.5cm" svg:x="14.961cm" svg:y="19.22cm">
          <draw:text-box>
            <text:p text:style-name="P2"><text:span text:style-name="T1">Лит</text:span></text:p>
          </draw:text-box>
        </draw:frame>
        <draw:frame draw:style-name="gr6" draw:text-style-name="P1" draw:layer="layout" svg:width="1.7cm" svg:height="0.5cm" svg:x="16.461cm" svg:y="19.22cm">
          <draw:text-box>
            <text:p text:style-name="P2"><text:span text:style-name="T1">Масса</text:span></text:p>
          </draw:text-box>
        </draw:frame>
        <draw:frame draw:style-name="gr6" draw:text-style-name="P1" draw:layer="layout" svg:width="1.75cm" svg:height="0.5cm" svg:x="18.211cm" svg:y="19.22cm">
          <draw:text-box>
            <text:p text:style-name="P2"><text:span text:style-name="T1">Масштаб</text:span></text:p>
          </draw:text-box>
        </draw:frame>
        <draw:frame draw:style-name="gr6" draw:text-style-name="P1" draw:layer="layout" svg:width="1.8cm" svg:height="0.5cm" svg:x="15.161cm" svg:y="21.22cm">
          <draw:text-box>
            <text:p text:style-name="P4"><text:span text:style-name="T1">Лист <text:s/>1 <text:s text:c="3"/></text:span></text:p>
          </draw:text-box>
        </draw:frame>
        <draw:frame draw:style-name="gr6" draw:text-style-name="P1" draw:layer="layout" svg:width="3cm" svg:height="0.5cm" svg:x="16.961cm" svg:y="21.22cm">
          <draw:text-box>
            <text:p text:style-name="P4"><text:span text:style-name="T1"><text:s/></text:span><text:span text:style-name="T1">Листов <text:s text:c="11"/>1</text:span></text:p>
          </draw:text-box>
        </draw:frame>
        <draw:frame draw:style-name="gr8" draw:text-style-name="P1" draw:layer="layout" svg:width="5cm" svg:height="1.5cm" svg:x="14.961cm" svg:y="21.72cm">
          <draw:text-box>
            <text:p text:style-name="P2"><text:span text:style-name="T5">ИИ, гр. </text:span><text:span text:style-name="T6">121703</text:span></text:p>
          </draw:text-box>
        </draw:frame>
        <draw:line draw:style-name="gr1" draw:text-style-name="P1" draw:layer="layout" svg:x1="19.961cm" svg:y1="23.22cm" svg:x2="1.461cm" svg:y2="23.22cm">
          <text:p/>
        </draw:line>
        <draw:line draw:style-name="gr2" draw:text-style-name="P1" draw:layer="layout" svg:x1="19.961cm" svg:y1="17.72cm" svg:x2="19.961cm" svg:y2="23.22cm">
          <text:p/>
        </draw:line>
        <draw:frame draw:style-name="gr9" draw:text-style-name="P1" draw:layer="layout" svg:width="10.28cm" svg:height="1.227cm" svg:x="9.081cm" svg:y="17.953cm">
          <draw:text-box>
            <text:p text:style-name="P2"><text:span text:style-name="T7">ГУИР.17075-01 95 01-1</text:span></text:p>
          </draw:text-box>
        </draw:frame>
        <draw:frame draw:style-name="gr6" draw:text-style-name="P1" draw:layer="layout" svg:width="2.09cm" svg:height="0.5cm" svg:x="3.256cm" svg:y="21.252cm">
          <draw:text-box>
            <text:p text:style-name="P5"><text:span text:style-name="T3">Крапивин</text:span></text:p>
          </draw:text-box>
        </draw:frame>
        <draw:frame draw:style-name="gr6" draw:text-style-name="P1" draw:layer="layout" svg:width="2.09cm" svg:height="0.5cm" svg:x="3.207cm" svg:y="22.692cm">
          <draw:text-box>
            <text:p text:style-name="P3"><text:span text:style-name="T8">Шункевич </text:span></text:p>
          </draw:text-box>
        </draw:frame>
        <draw:frame draw:style-name="gr6" draw:text-style-name="P1" draw:layer="layout" svg:width="1.68cm" svg:height="0.5cm" svg:x="1.461cm" svg:y="21.74cm">
          <draw:text-box>
            <text:p text:style-name="P3"><text:span text:style-name="T1">Реценз.</text:span></text:p>
          </draw:text-box>
        </draw:frame>
        <draw:frame draw:style-name="gr10" draw:text-style-name="P1" draw:layer="layout" svg:width="0.5cm" svg:height="0.851cm" svg:x="15.461cm" svg:y="19.994cm">
          <draw:text-box>
            <text:p text:style-name="P2"><text:span text:style-name="T9">Т</text:span></text:p>
          </draw:text-box>
        </draw:frame>
        <draw:frame draw:style-name="gr19" draw:text-style-name="P9" draw:layer="layout" svg:width="7.01cm" svg:height="1.597cm" svg:x="7.942cm" svg:y="21.647cm">
          <draw:text-box>
            <text:p text:style-name="P8"><text:span text:style-name="T10">Архитектура Transformer, использующая decoder</text:span></text:p>
          </draw:text-box>
        </draw:frame>
        <draw:polyline draw:style-name="gr1" draw:text-style-name="P1" draw:layer="layout" svg:width="18.5cm" svg:height="5.5cm" svg:x="1.461cm" svg:y="11.806cm" svg:viewBox="0 0 18501 5501" draw:points="18501,0 0,0 0,5501">
          <text:p/>
        </draw:polyline>
        <draw:line draw:style-name="gr2" draw:text-style-name="P1" draw:layer="layout" svg:x1="14.961cm" svg:y1="13.306cm" svg:x2="14.961cm" svg:y2="17.306cm">
          <text:p/>
        </draw:line>
        <draw:g draw:style-name="gr3">
          <draw:line draw:style-name="gr2" draw:text-style-name="P1" draw:layer="layout" svg:x1="7.961cm" svg:y1="11.806cm" svg:x2="7.961cm" svg:y2="17.306cm">
            <text:p/>
          </draw:line>
          <draw:frame draw:style-name="gr4" draw:text-style-name="P1" draw:layer="layout" svg:width="5.5cm" svg:height="1.219cm" draw:transform="rotate (-1.5707963267949) translate (8.57cm 11.806cm)">
            <draw:text-box>
              <text:p/>
            </draw:text-box>
          </draw:frame>
        </draw:g>
        <draw:line draw:style-name="gr5" draw:text-style-name="P1" draw:layer="layout" svg:x1="1.461cm" svg:y1="12.306cm" svg:x2="7.969cm" svg:y2="12.306cm">
          <text:p/>
        </draw:line>
        <draw:line draw:style-name="gr5" draw:text-style-name="P1" draw:layer="layout" svg:x1="1.461cm" svg:y1="12.806cm" svg:x2="7.961cm" svg:y2="12.806cm">
          <text:p/>
        </draw:line>
        <draw:line draw:style-name="gr5" draw:text-style-name="P1" draw:layer="layout" svg:x1="1.461cm" svg:y1="13.306cm" svg:x2="7.961cm" svg:y2="13.306cm">
          <text:p/>
        </draw:line>
        <draw:line draw:style-name="gr2" draw:text-style-name="P1" draw:layer="layout" svg:x1="1.461cm" svg:y1="13.806cm" svg:x2="7.961cm" svg:y2="13.806cm">
          <text:p/>
        </draw:line>
        <draw:line draw:style-name="gr2" draw:text-style-name="P1" draw:layer="layout" svg:x1="1.461cm" svg:y1="14.306cm" svg:x2="7.961cm" svg:y2="14.306cm">
          <text:p/>
        </draw:line>
        <draw:line draw:style-name="gr5" draw:text-style-name="P1" draw:layer="layout" svg:x1="1.461cm" svg:y1="14.806cm" svg:x2="7.961cm" svg:y2="14.806cm">
          <text:p/>
        </draw:line>
        <draw:line draw:style-name="gr5" draw:text-style-name="P1" draw:layer="layout" svg:x1="1.461cm" svg:y1="15.306cm" svg:x2="7.961cm" svg:y2="15.306cm">
          <text:p/>
        </draw:line>
        <draw:line draw:style-name="gr5" draw:text-style-name="P1" draw:layer="layout" svg:x1="1.461cm" svg:y1="15.806cm" svg:x2="7.961cm" svg:y2="15.806cm">
          <text:p/>
        </draw:line>
        <draw:line draw:style-name="gr5" draw:text-style-name="P1" draw:layer="layout" svg:x1="1.461cm" svg:y1="16.306cm" svg:x2="7.961cm" svg:y2="16.306cm">
          <text:p/>
        </draw:line>
        <draw:line draw:style-name="gr5" draw:text-style-name="P1" draw:layer="layout" svg:x1="1.461cm" svg:y1="16.806cm" svg:x2="7.961cm" svg:y2="16.806cm">
          <text:p/>
        </draw:line>
        <draw:line draw:style-name="gr2" draw:text-style-name="P1" draw:layer="layout" svg:x1="7.961cm" svg:y1="13.306cm" svg:x2="19.961cm" svg:y2="13.306cm">
          <text:p/>
        </draw:line>
        <draw:line draw:style-name="gr2" draw:text-style-name="P1" draw:layer="layout" svg:x1="7.961cm" svg:y1="15.806cm" svg:x2="19.961cm" svg:y2="15.806cm">
          <text:p/>
        </draw:line>
        <draw:line draw:style-name="gr2" draw:text-style-name="P1" draw:layer="layout" svg:x1="2.161cm" svg:y1="11.806cm" svg:x2="2.161cm" svg:y2="14.306cm">
          <text:p/>
        </draw:line>
        <draw:line draw:style-name="gr2" draw:text-style-name="P1" draw:layer="layout" svg:x1="3.161cm" svg:y1="11.806cm" svg:x2="3.161cm" svg:y2="17.306cm">
          <text:p/>
        </draw:line>
        <draw:line draw:style-name="gr2" draw:text-style-name="P1" draw:layer="layout" svg:x1="5.461cm" svg:y1="11.806cm" svg:x2="5.461cm" svg:y2="17.306cm">
          <text:p/>
        </draw:line>
        <draw:line draw:style-name="gr2" draw:text-style-name="P1" draw:layer="layout" svg:x1="6.961cm" svg:y1="11.806cm" svg:x2="6.961cm" svg:y2="17.306cm">
          <text:p/>
        </draw:line>
        <draw:line draw:style-name="gr2" draw:text-style-name="P1" draw:layer="layout" svg:x1="14.961cm" svg:y1="13.806cm" svg:x2="19.961cm" svg:y2="13.806cm">
          <text:p/>
        </draw:line>
        <draw:line draw:style-name="gr2" draw:text-style-name="P1" draw:layer="layout" svg:x1="14.961cm" svg:y1="15.306cm" svg:x2="19.961cm" svg:y2="15.306cm">
          <text:p/>
        </draw:line>
        <draw:line draw:style-name="gr2" draw:text-style-name="P1" draw:layer="layout" svg:x1="16.461cm" svg:y1="13.306cm" svg:x2="16.461cm" svg:y2="15.306cm">
          <text:p/>
        </draw:line>
        <draw:line draw:style-name="gr2" draw:text-style-name="P1" draw:layer="layout" svg:x1="18.161cm" svg:y1="13.306cm" svg:x2="18.161cm" svg:y2="15.306cm">
          <text:p/>
        </draw:line>
        <draw:line draw:style-name="gr2" draw:text-style-name="P1" draw:layer="layout" svg:x1="16.961cm" svg:y1="15.306cm" svg:x2="16.961cm" svg:y2="15.806cm">
          <text:p/>
        </draw:line>
        <draw:line draw:style-name="gr5" draw:text-style-name="P1" draw:layer="layout" svg:x1="15.461cm" svg:y1="13.806cm" svg:x2="15.461cm" svg:y2="15.306cm">
          <text:p/>
        </draw:line>
        <draw:line draw:style-name="gr5" draw:text-style-name="P1" draw:layer="layout" svg:x1="15.961cm" svg:y1="13.806cm" svg:x2="15.961cm" svg:y2="15.306cm">
          <text:p/>
        </draw:line>
        <draw:frame draw:style-name="gr6" draw:text-style-name="P1" draw:layer="layout" svg:width="0.7cm" svg:height="0.5cm" svg:x="1.511cm" svg:y="13.806cm">
          <draw:text-box>
            <text:p text:style-name="P2"><text:span text:style-name="T1">Изм.</text:span></text:p>
          </draw:text-box>
        </draw:frame>
        <draw:frame draw:style-name="gr6" draw:text-style-name="P1" draw:layer="layout" svg:width="1.05cm" svg:height="0.5cm" svg:x="2.111cm" svg:y="13.806cm">
          <draw:text-box>
            <text:p text:style-name="P2"><text:span text:style-name="T1">Лист</text:span></text:p>
          </draw:text-box>
        </draw:frame>
        <draw:frame draw:style-name="gr6" draw:text-style-name="P1" draw:layer="layout" svg:width="2.35cm" svg:height="0.5cm" svg:x="3.111cm" svg:y="13.806cm">
          <draw:text-box>
            <text:p text:style-name="P2"><text:span text:style-name="T2">№ </text:span><text:span text:style-name="T2">докум</text:span></text:p>
          </draw:text-box>
        </draw:frame>
        <draw:frame draw:style-name="gr6" draw:text-style-name="P1" draw:layer="layout" svg:width="1.5cm" svg:height="0.5cm" svg:x="5.461cm" svg:y="13.806cm">
          <draw:text-box>
            <text:p text:style-name="P2"><text:span text:style-name="T1">Подп.</text:span></text:p>
          </draw:text-box>
        </draw:frame>
        <draw:frame draw:style-name="gr6" draw:text-style-name="P1" draw:layer="layout" svg:width="1cm" svg:height="0.5cm" svg:x="6.961cm" svg:y="13.806cm">
          <draw:text-box>
            <text:p text:style-name="P2"><text:span text:style-name="T1">Дата</text:span></text:p>
          </draw:text-box>
        </draw:frame>
        <draw:frame draw:style-name="gr6" draw:text-style-name="P1" draw:layer="layout" svg:width="1.66cm" svg:height="0.5cm" svg:x="1.461cm" svg:y="14.306cm">
          <draw:text-box>
            <text:p text:style-name="P3"><text:span text:style-name="T1">Разраб.</text:span></text:p>
          </draw:text-box>
        </draw:frame>
        <draw:frame draw:style-name="gr6" draw:text-style-name="P1" draw:layer="layout" svg:width="1.7cm" svg:height="0.5cm" svg:x="1.461cm" svg:y="14.806cm">
          <draw:text-box>
            <text:p text:style-name="P3"><text:span text:style-name="T1">Пров.</text:span></text:p>
          </draw:text-box>
        </draw:frame>
        <draw:frame draw:style-name="gr6" draw:text-style-name="P1" draw:layer="layout" svg:width="1.68cm" svg:height="0.5cm" svg:x="1.461cm" svg:y="15.306cm">
          <draw:text-box>
            <text:p text:style-name="P3"><text:span text:style-name="T1">Т. контр.</text:span></text:p>
          </draw:text-box>
        </draw:frame>
        <draw:frame draw:style-name="gr6" draw:text-style-name="P1" draw:layer="layout" svg:width="1.7cm" svg:height="0.5cm" svg:x="1.461cm" svg:y="16.306cm">
          <draw:text-box>
            <text:p text:style-name="P3"><text:span text:style-name="T1">Н. контр.</text:span></text:p>
          </draw:text-box>
        </draw:frame>
        <draw:frame draw:style-name="gr6" draw:text-style-name="P1" draw:layer="layout" svg:width="1.7cm" svg:height="0.5cm" svg:x="1.461cm" svg:y="16.756cm">
          <draw:text-box>
            <text:p text:style-name="P3"><text:span text:style-name="T1">Утв.</text:span></text:p>
          </draw:text-box>
        </draw:frame>
        <draw:frame draw:style-name="gr6" draw:text-style-name="P1" draw:layer="layout" svg:width="2.407cm" svg:height="0.5cm" svg:x="3.235cm" svg:y="14.313cm">
          <draw:text-box>
            <text:p text:style-name="P4"><text:span text:style-name="T3">Якубовский</text:span></text:p>
          </draw:text-box>
        </draw:frame>
        <draw:frame draw:style-name="gr6" draw:text-style-name="P1" draw:layer="layout" svg:width="2.09cm" svg:height="0.5cm" svg:x="3.255cm" svg:y="14.816cm">
          <draw:text-box>
            <text:p text:style-name="P5"><text:span text:style-name="T3">Бруславский</text:span></text:p>
          </draw:text-box>
        </draw:frame>
        <draw:frame draw:style-name="gr6" draw:text-style-name="P1" draw:layer="layout" svg:width="2.407cm" svg:height="0.5cm" svg:x="3.265cm" svg:y="16.302cm">
          <draw:text-box>
            <text:p text:style-name="P5"><text:span text:style-name="T3">Самодумкин</text:span></text:p>
          </draw:text-box>
        </draw:frame>
        <draw:frame draw:style-name="gr7" draw:text-style-name="P1" draw:layer="layout" svg:width="7cm" svg:height="2.5cm" svg:x="7.961cm" svg:y="13.306cm">
          <draw:text-box>
            <text:p text:style-name="P2"><text:span text:style-name="T4">Система интеллектуального поиска текстов естественного языка</text:span></text:p>
          </draw:text-box>
        </draw:frame>
        <draw:frame draw:style-name="gr6" draw:text-style-name="P1" draw:layer="layout" svg:width="1.5cm" svg:height="0.5cm" svg:x="14.961cm" svg:y="13.306cm">
          <draw:text-box>
            <text:p text:style-name="P2"><text:span text:style-name="T1">Лит</text:span></text:p>
          </draw:text-box>
        </draw:frame>
        <draw:frame draw:style-name="gr6" draw:text-style-name="P1" draw:layer="layout" svg:width="1.7cm" svg:height="0.5cm" svg:x="16.461cm" svg:y="13.306cm">
          <draw:text-box>
            <text:p text:style-name="P2"><text:span text:style-name="T1">Масса</text:span></text:p>
          </draw:text-box>
        </draw:frame>
        <draw:frame draw:style-name="gr6" draw:text-style-name="P1" draw:layer="layout" svg:width="1.75cm" svg:height="0.5cm" svg:x="18.211cm" svg:y="13.306cm">
          <draw:text-box>
            <text:p text:style-name="P2"><text:span text:style-name="T1">Масштаб</text:span></text:p>
          </draw:text-box>
        </draw:frame>
        <draw:frame draw:style-name="gr6" draw:text-style-name="P1" draw:layer="layout" svg:width="1.8cm" svg:height="0.5cm" svg:x="15.161cm" svg:y="15.306cm">
          <draw:text-box>
            <text:p text:style-name="P4"><text:span text:style-name="T1">Лист <text:s/>1 <text:s text:c="3"/></text:span></text:p>
          </draw:text-box>
        </draw:frame>
        <draw:frame draw:style-name="gr6" draw:text-style-name="P1" draw:layer="layout" svg:width="3cm" svg:height="0.5cm" svg:x="16.961cm" svg:y="15.306cm">
          <draw:text-box>
            <text:p text:style-name="P4"><text:span text:style-name="T1"><text:s/></text:span><text:span text:style-name="T1">Листов <text:s text:c="11"/>1</text:span></text:p>
          </draw:text-box>
        </draw:frame>
        <draw:frame draw:style-name="gr8" draw:text-style-name="P1" draw:layer="layout" svg:width="5cm" svg:height="1.5cm" svg:x="14.961cm" svg:y="15.806cm">
          <draw:text-box>
            <text:p text:style-name="P2"><text:span text:style-name="T5">ИИ, гр. </text:span><text:span text:style-name="T6">121703</text:span></text:p>
          </draw:text-box>
        </draw:frame>
        <draw:line draw:style-name="gr1" draw:text-style-name="P1" draw:layer="layout" svg:x1="19.961cm" svg:y1="17.306cm" svg:x2="1.461cm" svg:y2="17.306cm">
          <text:p/>
        </draw:line>
        <draw:line draw:style-name="gr2" draw:text-style-name="P1" draw:layer="layout" svg:x1="19.961cm" svg:y1="11.806cm" svg:x2="19.961cm" svg:y2="17.306cm">
          <text:p/>
        </draw:line>
        <draw:frame draw:style-name="gr9" draw:text-style-name="P1" draw:layer="layout" svg:width="10.28cm" svg:height="1.227cm" svg:x="9.081cm" svg:y="12.039cm">
          <draw:text-box>
            <text:p text:style-name="P2"><text:span text:style-name="T7">ГУИР.17075-01 94 01-1</text:span></text:p>
          </draw:text-box>
        </draw:frame>
        <draw:frame draw:style-name="gr6" draw:text-style-name="P1" draw:layer="layout" svg:width="2.09cm" svg:height="0.5cm" svg:x="3.256cm" svg:y="15.338cm">
          <draw:text-box>
            <text:p text:style-name="P5"><text:span text:style-name="T3">Крапивин</text:span></text:p>
          </draw:text-box>
        </draw:frame>
        <draw:frame draw:style-name="gr6" draw:text-style-name="P1" draw:layer="layout" svg:width="2.09cm" svg:height="0.5cm" svg:x="3.207cm" svg:y="16.778cm">
          <draw:text-box>
            <text:p text:style-name="P3"><text:span text:style-name="T8">Шункевич </text:span></text:p>
          </draw:text-box>
        </draw:frame>
        <draw:frame draw:style-name="gr6" draw:text-style-name="P1" draw:layer="layout" svg:width="1.68cm" svg:height="0.5cm" svg:x="1.461cm" svg:y="15.826cm">
          <draw:text-box>
            <text:p text:style-name="P3"><text:span text:style-name="T1">Реценз.</text:span></text:p>
          </draw:text-box>
        </draw:frame>
        <draw:frame draw:style-name="gr10" draw:text-style-name="P1" draw:layer="layout" svg:width="0.5cm" svg:height="0.851cm" svg:x="15.461cm" svg:y="14.08cm">
          <draw:text-box>
            <text:p text:style-name="P2"><text:span text:style-name="T9">Т</text:span></text:p>
          </draw:text-box>
        </draw:frame>
        <draw:frame draw:style-name="gr19" draw:text-style-name="P1" draw:layer="layout" svg:width="7.01cm" svg:height="1.297cm" svg:x="7.942cm" svg:y="15.733cm">
          <draw:text-box>
            <text:p text:style-name="P2"><text:span text:style-name="T10">Архитектура BERT</text:span></text:p>
          </draw:text-box>
        </draw:frame>
        <draw:polyline draw:style-name="gr1" draw:text-style-name="P1" draw:layer="layout" svg:width="18.5cm" svg:height="5.5cm" svg:x="1.461cm" svg:y="5.965cm" svg:viewBox="0 0 18501 5501" draw:points="18501,0 0,0 0,5501">
          <text:p/>
        </draw:polyline>
        <draw:line draw:style-name="gr2" draw:text-style-name="P1" draw:layer="layout" svg:x1="14.961cm" svg:y1="7.465cm" svg:x2="14.961cm" svg:y2="11.465cm">
          <text:p/>
        </draw:line>
        <draw:g draw:style-name="gr3">
          <draw:line draw:style-name="gr2" draw:text-style-name="P1" draw:layer="layout" svg:x1="7.961cm" svg:y1="5.965cm" svg:x2="7.961cm" svg:y2="11.465cm">
            <text:p/>
          </draw:line>
          <draw:frame draw:style-name="gr4" draw:text-style-name="P1" draw:layer="layout" svg:width="5.5cm" svg:height="1.219cm" draw:transform="rotate (-1.5707963267949) translate (8.57cm 5.965cm)">
            <draw:text-box>
              <text:p/>
            </draw:text-box>
          </draw:frame>
        </draw:g>
        <draw:line draw:style-name="gr5" draw:text-style-name="P1" draw:layer="layout" svg:x1="1.461cm" svg:y1="6.465cm" svg:x2="7.969cm" svg:y2="6.465cm">
          <text:p/>
        </draw:line>
        <draw:line draw:style-name="gr5" draw:text-style-name="P1" draw:layer="layout" svg:x1="1.461cm" svg:y1="6.965cm" svg:x2="7.961cm" svg:y2="6.965cm">
          <text:p/>
        </draw:line>
        <draw:line draw:style-name="gr5" draw:text-style-name="P1" draw:layer="layout" svg:x1="1.461cm" svg:y1="7.465cm" svg:x2="7.961cm" svg:y2="7.465cm">
          <text:p/>
        </draw:line>
        <draw:line draw:style-name="gr2" draw:text-style-name="P1" draw:layer="layout" svg:x1="1.461cm" svg:y1="7.965cm" svg:x2="7.961cm" svg:y2="7.965cm">
          <text:p/>
        </draw:line>
        <draw:line draw:style-name="gr2" draw:text-style-name="P1" draw:layer="layout" svg:x1="1.461cm" svg:y1="8.465cm" svg:x2="7.961cm" svg:y2="8.465cm">
          <text:p/>
        </draw:line>
        <draw:line draw:style-name="gr5" draw:text-style-name="P1" draw:layer="layout" svg:x1="1.461cm" svg:y1="8.965cm" svg:x2="7.961cm" svg:y2="8.965cm">
          <text:p/>
        </draw:line>
        <draw:line draw:style-name="gr5" draw:text-style-name="P1" draw:layer="layout" svg:x1="1.461cm" svg:y1="9.465cm" svg:x2="7.961cm" svg:y2="9.465cm">
          <text:p/>
        </draw:line>
        <draw:line draw:style-name="gr5" draw:text-style-name="P1" draw:layer="layout" svg:x1="1.461cm" svg:y1="9.965cm" svg:x2="7.961cm" svg:y2="9.965cm">
          <text:p/>
        </draw:line>
        <draw:line draw:style-name="gr5" draw:text-style-name="P1" draw:layer="layout" svg:x1="1.461cm" svg:y1="10.465cm" svg:x2="7.961cm" svg:y2="10.465cm">
          <text:p/>
        </draw:line>
        <draw:line draw:style-name="gr5" draw:text-style-name="P1" draw:layer="layout" svg:x1="1.461cm" svg:y1="10.965cm" svg:x2="7.961cm" svg:y2="10.965cm">
          <text:p/>
        </draw:line>
        <draw:line draw:style-name="gr2" draw:text-style-name="P1" draw:layer="layout" svg:x1="7.961cm" svg:y1="7.465cm" svg:x2="19.961cm" svg:y2="7.465cm">
          <text:p/>
        </draw:line>
        <draw:line draw:style-name="gr2" draw:text-style-name="P1" draw:layer="layout" svg:x1="7.961cm" svg:y1="9.965cm" svg:x2="19.961cm" svg:y2="9.965cm">
          <text:p/>
        </draw:line>
        <draw:line draw:style-name="gr2" draw:text-style-name="P1" draw:layer="layout" svg:x1="2.161cm" svg:y1="5.965cm" svg:x2="2.161cm" svg:y2="8.465cm">
          <text:p/>
        </draw:line>
        <draw:line draw:style-name="gr2" draw:text-style-name="P1" draw:layer="layout" svg:x1="3.161cm" svg:y1="5.965cm" svg:x2="3.161cm" svg:y2="11.465cm">
          <text:p/>
        </draw:line>
        <draw:line draw:style-name="gr2" draw:text-style-name="P1" draw:layer="layout" svg:x1="5.461cm" svg:y1="5.965cm" svg:x2="5.461cm" svg:y2="11.465cm">
          <text:p/>
        </draw:line>
        <draw:line draw:style-name="gr2" draw:text-style-name="P1" draw:layer="layout" svg:x1="6.961cm" svg:y1="5.965cm" svg:x2="6.961cm" svg:y2="11.465cm">
          <text:p/>
        </draw:line>
        <draw:line draw:style-name="gr2" draw:text-style-name="P1" draw:layer="layout" svg:x1="14.961cm" svg:y1="7.965cm" svg:x2="19.961cm" svg:y2="7.965cm">
          <text:p/>
        </draw:line>
        <draw:line draw:style-name="gr2" draw:text-style-name="P1" draw:layer="layout" svg:x1="14.961cm" svg:y1="9.465cm" svg:x2="19.961cm" svg:y2="9.465cm">
          <text:p/>
        </draw:line>
        <draw:line draw:style-name="gr2" draw:text-style-name="P1" draw:layer="layout" svg:x1="16.461cm" svg:y1="7.465cm" svg:x2="16.461cm" svg:y2="9.465cm">
          <text:p/>
        </draw:line>
        <draw:line draw:style-name="gr2" draw:text-style-name="P1" draw:layer="layout" svg:x1="18.161cm" svg:y1="7.465cm" svg:x2="18.161cm" svg:y2="9.465cm">
          <text:p/>
        </draw:line>
        <draw:line draw:style-name="gr2" draw:text-style-name="P1" draw:layer="layout" svg:x1="16.961cm" svg:y1="9.465cm" svg:x2="16.961cm" svg:y2="9.965cm">
          <text:p/>
        </draw:line>
        <draw:line draw:style-name="gr5" draw:text-style-name="P1" draw:layer="layout" svg:x1="15.461cm" svg:y1="7.965cm" svg:x2="15.461cm" svg:y2="9.465cm">
          <text:p/>
        </draw:line>
        <draw:line draw:style-name="gr5" draw:text-style-name="P1" draw:layer="layout" svg:x1="15.961cm" svg:y1="7.965cm" svg:x2="15.961cm" svg:y2="9.465cm">
          <text:p/>
        </draw:line>
        <draw:frame draw:style-name="gr6" draw:text-style-name="P1" draw:layer="layout" svg:width="0.7cm" svg:height="0.5cm" svg:x="1.511cm" svg:y="7.965cm">
          <draw:text-box>
            <text:p text:style-name="P2"><text:span text:style-name="T1">Изм.</text:span></text:p>
          </draw:text-box>
        </draw:frame>
        <draw:frame draw:style-name="gr6" draw:text-style-name="P1" draw:layer="layout" svg:width="1.05cm" svg:height="0.5cm" svg:x="2.111cm" svg:y="7.965cm">
          <draw:text-box>
            <text:p text:style-name="P2"><text:span text:style-name="T1">Лист</text:span></text:p>
          </draw:text-box>
        </draw:frame>
        <draw:frame draw:style-name="gr6" draw:text-style-name="P1" draw:layer="layout" svg:width="2.35cm" svg:height="0.5cm" svg:x="3.111cm" svg:y="7.965cm">
          <draw:text-box>
            <text:p text:style-name="P2"><text:span text:style-name="T2">№ </text:span><text:span text:style-name="T2">докум</text:span></text:p>
          </draw:text-box>
        </draw:frame>
        <draw:frame draw:style-name="gr6" draw:text-style-name="P1" draw:layer="layout" svg:width="1.5cm" svg:height="0.5cm" svg:x="5.461cm" svg:y="7.965cm">
          <draw:text-box>
            <text:p text:style-name="P2"><text:span text:style-name="T1">Подп.</text:span></text:p>
          </draw:text-box>
        </draw:frame>
        <draw:frame draw:style-name="gr6" draw:text-style-name="P1" draw:layer="layout" svg:width="1cm" svg:height="0.5cm" svg:x="6.961cm" svg:y="7.965cm">
          <draw:text-box>
            <text:p text:style-name="P2"><text:span text:style-name="T1">Дата</text:span></text:p>
          </draw:text-box>
        </draw:frame>
        <draw:frame draw:style-name="gr6" draw:text-style-name="P1" draw:layer="layout" svg:width="1.66cm" svg:height="0.5cm" svg:x="1.461cm" svg:y="8.465cm">
          <draw:text-box>
            <text:p text:style-name="P3"><text:span text:style-name="T1">Разраб.</text:span></text:p>
          </draw:text-box>
        </draw:frame>
        <draw:frame draw:style-name="gr6" draw:text-style-name="P1" draw:layer="layout" svg:width="1.7cm" svg:height="0.5cm" svg:x="1.461cm" svg:y="8.965cm">
          <draw:text-box>
            <text:p text:style-name="P3"><text:span text:style-name="T1">Пров.</text:span></text:p>
          </draw:text-box>
        </draw:frame>
        <draw:frame draw:style-name="gr6" draw:text-style-name="P1" draw:layer="layout" svg:width="1.68cm" svg:height="0.5cm" svg:x="1.461cm" svg:y="9.465cm">
          <draw:text-box>
            <text:p text:style-name="P3"><text:span text:style-name="T1">Т. контр.</text:span></text:p>
          </draw:text-box>
        </draw:frame>
        <draw:frame draw:style-name="gr6" draw:text-style-name="P1" draw:layer="layout" svg:width="1.7cm" svg:height="0.5cm" svg:x="1.461cm" svg:y="10.465cm">
          <draw:text-box>
            <text:p text:style-name="P3"><text:span text:style-name="T1">Н. контр.</text:span></text:p>
          </draw:text-box>
        </draw:frame>
        <draw:frame draw:style-name="gr6" draw:text-style-name="P1" draw:layer="layout" svg:width="1.7cm" svg:height="0.5cm" svg:x="1.461cm" svg:y="10.915cm">
          <draw:text-box>
            <text:p text:style-name="P3"><text:span text:style-name="T1">Утв.</text:span></text:p>
          </draw:text-box>
        </draw:frame>
        <draw:frame draw:style-name="gr6" draw:text-style-name="P1" draw:layer="layout" svg:width="2.407cm" svg:height="0.5cm" svg:x="3.235cm" svg:y="8.472cm">
          <draw:text-box>
            <text:p text:style-name="P4"><text:span text:style-name="T3">Якубовский</text:span></text:p>
          </draw:text-box>
        </draw:frame>
        <draw:frame draw:style-name="gr6" draw:text-style-name="P1" draw:layer="layout" svg:width="2.09cm" svg:height="0.5cm" svg:x="3.255cm" svg:y="8.975cm">
          <draw:text-box>
            <text:p text:style-name="P5"><text:span text:style-name="T3">Бруславский</text:span></text:p>
          </draw:text-box>
        </draw:frame>
        <draw:frame draw:style-name="gr6" draw:text-style-name="P1" draw:layer="layout" svg:width="2.407cm" svg:height="0.5cm" svg:x="3.265cm" svg:y="10.461cm">
          <draw:text-box>
            <text:p text:style-name="P5"><text:span text:style-name="T3">Самодумкин</text:span></text:p>
          </draw:text-box>
        </draw:frame>
        <draw:frame draw:style-name="gr7" draw:text-style-name="P1" draw:layer="layout" svg:width="7cm" svg:height="2.5cm" svg:x="7.961cm" svg:y="7.465cm">
          <draw:text-box>
            <text:p text:style-name="P2"><text:span text:style-name="T4">Система интеллектуального поиска текстов естественного языка</text:span></text:p>
          </draw:text-box>
        </draw:frame>
        <draw:frame draw:style-name="gr6" draw:text-style-name="P1" draw:layer="layout" svg:width="1.5cm" svg:height="0.5cm" svg:x="14.961cm" svg:y="7.465cm">
          <draw:text-box>
            <text:p text:style-name="P2"><text:span text:style-name="T1">Лит</text:span></text:p>
          </draw:text-box>
        </draw:frame>
        <draw:frame draw:style-name="gr6" draw:text-style-name="P1" draw:layer="layout" svg:width="1.7cm" svg:height="0.5cm" svg:x="16.461cm" svg:y="7.465cm">
          <draw:text-box>
            <text:p text:style-name="P2"><text:span text:style-name="T1">Масса</text:span></text:p>
          </draw:text-box>
        </draw:frame>
        <draw:frame draw:style-name="gr6" draw:text-style-name="P1" draw:layer="layout" svg:width="1.75cm" svg:height="0.5cm" svg:x="18.211cm" svg:y="7.465cm">
          <draw:text-box>
            <text:p text:style-name="P2"><text:span text:style-name="T1">Масштаб</text:span></text:p>
          </draw:text-box>
        </draw:frame>
        <draw:frame draw:style-name="gr6" draw:text-style-name="P1" draw:layer="layout" svg:width="1.8cm" svg:height="0.5cm" svg:x="15.161cm" svg:y="9.465cm">
          <draw:text-box>
            <text:p text:style-name="P4"><text:span text:style-name="T1">Лист <text:s/>1 <text:s text:c="3"/></text:span></text:p>
          </draw:text-box>
        </draw:frame>
        <draw:frame draw:style-name="gr6" draw:text-style-name="P1" draw:layer="layout" svg:width="3cm" svg:height="0.5cm" svg:x="16.961cm" svg:y="9.465cm">
          <draw:text-box>
            <text:p text:style-name="P4"><text:span text:style-name="T1"><text:s/></text:span><text:span text:style-name="T1">Листов <text:s text:c="11"/>1</text:span></text:p>
          </draw:text-box>
        </draw:frame>
        <draw:frame draw:style-name="gr8" draw:text-style-name="P1" draw:layer="layout" svg:width="5cm" svg:height="1.5cm" svg:x="14.961cm" svg:y="9.965cm">
          <draw:text-box>
            <text:p text:style-name="P2"><text:span text:style-name="T5">ИИ, гр. </text:span><text:span text:style-name="T6">121703</text:span></text:p>
          </draw:text-box>
        </draw:frame>
        <draw:line draw:style-name="gr1" draw:text-style-name="P1" draw:layer="layout" svg:x1="19.961cm" svg:y1="11.465cm" svg:x2="1.461cm" svg:y2="11.465cm">
          <text:p/>
        </draw:line>
        <draw:line draw:style-name="gr2" draw:text-style-name="P1" draw:layer="layout" svg:x1="19.961cm" svg:y1="5.965cm" svg:x2="19.961cm" svg:y2="11.465cm">
          <text:p/>
        </draw:line>
        <draw:frame draw:style-name="gr9" draw:text-style-name="P1" draw:layer="layout" svg:width="10.28cm" svg:height="1.227cm" svg:x="9.081cm" svg:y="6.198cm">
          <draw:text-box>
            <text:p text:style-name="P2"><text:span text:style-name="T7">ГУИР.17075-01 93 01-1</text:span></text:p>
          </draw:text-box>
        </draw:frame>
        <draw:frame draw:style-name="gr6" draw:text-style-name="P1" draw:layer="layout" svg:width="2.09cm" svg:height="0.5cm" svg:x="3.256cm" svg:y="9.497cm">
          <draw:text-box>
            <text:p text:style-name="P5"><text:span text:style-name="T3">Крапивин</text:span></text:p>
          </draw:text-box>
        </draw:frame>
        <draw:frame draw:style-name="gr6" draw:text-style-name="P1" draw:layer="layout" svg:width="2.09cm" svg:height="0.5cm" svg:x="3.207cm" svg:y="10.937cm">
          <draw:text-box>
            <text:p text:style-name="P3"><text:span text:style-name="T8">Шункевич </text:span></text:p>
          </draw:text-box>
        </draw:frame>
        <draw:frame draw:style-name="gr6" draw:text-style-name="P1" draw:layer="layout" svg:width="1.68cm" svg:height="0.5cm" svg:x="1.461cm" svg:y="9.985cm">
          <draw:text-box>
            <text:p text:style-name="P3"><text:span text:style-name="T1">Реценз.</text:span></text:p>
          </draw:text-box>
        </draw:frame>
        <draw:frame draw:style-name="gr10" draw:text-style-name="P1" draw:layer="layout" svg:width="0.5cm" svg:height="0.851cm" svg:x="15.461cm" svg:y="8.239cm">
          <draw:text-box>
            <text:p text:style-name="P2"><text:span text:style-name="T9">Т</text:span></text:p>
          </draw:text-box>
        </draw:frame>
        <draw:frame draw:style-name="gr19" draw:text-style-name="P11" draw:layer="layout" svg:width="7.01cm" svg:height="1.655cm" svg:x="7.942cm" svg:y="9.892cm">
          <draw:text-box>
            <text:p text:style-name="P10"><text:span text:style-name="T11">Архитектура сети из работы Effective Approaches to Attention-based Neural Machine Translation</text:span></text:p>
          </draw:text-box>
        </draw:frame>
        <draw:polyline draw:style-name="gr1" draw:text-style-name="P1" draw:layer="layout" svg:width="18.5cm" svg:height="5.5cm" svg:x="1.42cm" svg:y="0.185cm" svg:viewBox="0 0 18501 5501" draw:points="18501,0 0,0 0,5501">
          <text:p/>
        </draw:polyline>
        <draw:line draw:style-name="gr2" draw:text-style-name="P1" draw:layer="layout" svg:x1="14.92cm" svg:y1="1.685cm" svg:x2="14.92cm" svg:y2="5.685cm">
          <text:p/>
        </draw:line>
        <draw:g draw:style-name="gr3">
          <draw:line draw:style-name="gr2" draw:text-style-name="P1" draw:layer="layout" svg:x1="7.92cm" svg:y1="0.185cm" svg:x2="7.92cm" svg:y2="5.685cm">
            <text:p/>
          </draw:line>
          <draw:frame draw:style-name="gr4" draw:text-style-name="P1" draw:layer="layout" svg:width="5.5cm" svg:height="1.219cm" draw:transform="rotate (-1.5707963267949) translate (8.529cm 0.185cm)">
            <draw:text-box>
              <text:p/>
            </draw:text-box>
          </draw:frame>
        </draw:g>
        <draw:line draw:style-name="gr5" draw:text-style-name="P1" draw:layer="layout" svg:x1="1.42cm" svg:y1="0.685cm" svg:x2="7.928cm" svg:y2="0.685cm">
          <text:p/>
        </draw:line>
        <draw:line draw:style-name="gr5" draw:text-style-name="P1" draw:layer="layout" svg:x1="1.42cm" svg:y1="1.185cm" svg:x2="7.92cm" svg:y2="1.185cm">
          <text:p/>
        </draw:line>
        <draw:line draw:style-name="gr5" draw:text-style-name="P1" draw:layer="layout" svg:x1="1.42cm" svg:y1="1.685cm" svg:x2="7.92cm" svg:y2="1.685cm">
          <text:p/>
        </draw:line>
        <draw:line draw:style-name="gr2" draw:text-style-name="P1" draw:layer="layout" svg:x1="1.42cm" svg:y1="2.185cm" svg:x2="7.92cm" svg:y2="2.185cm">
          <text:p/>
        </draw:line>
        <draw:line draw:style-name="gr2" draw:text-style-name="P1" draw:layer="layout" svg:x1="1.42cm" svg:y1="2.685cm" svg:x2="7.92cm" svg:y2="2.685cm">
          <text:p/>
        </draw:line>
        <draw:line draw:style-name="gr5" draw:text-style-name="P1" draw:layer="layout" svg:x1="1.42cm" svg:y1="3.185cm" svg:x2="7.92cm" svg:y2="3.185cm">
          <text:p/>
        </draw:line>
        <draw:line draw:style-name="gr5" draw:text-style-name="P1" draw:layer="layout" svg:x1="1.42cm" svg:y1="3.685cm" svg:x2="7.92cm" svg:y2="3.685cm">
          <text:p/>
        </draw:line>
        <draw:line draw:style-name="gr5" draw:text-style-name="P1" draw:layer="layout" svg:x1="1.42cm" svg:y1="4.185cm" svg:x2="7.92cm" svg:y2="4.185cm">
          <text:p/>
        </draw:line>
        <draw:line draw:style-name="gr5" draw:text-style-name="P1" draw:layer="layout" svg:x1="1.42cm" svg:y1="4.685cm" svg:x2="7.92cm" svg:y2="4.685cm">
          <text:p/>
        </draw:line>
        <draw:line draw:style-name="gr5" draw:text-style-name="P1" draw:layer="layout" svg:x1="1.42cm" svg:y1="5.185cm" svg:x2="7.92cm" svg:y2="5.185cm">
          <text:p/>
        </draw:line>
        <draw:line draw:style-name="gr2" draw:text-style-name="P1" draw:layer="layout" svg:x1="7.92cm" svg:y1="1.685cm" svg:x2="19.92cm" svg:y2="1.685cm">
          <text:p/>
        </draw:line>
        <draw:line draw:style-name="gr2" draw:text-style-name="P1" draw:layer="layout" svg:x1="7.92cm" svg:y1="4.185cm" svg:x2="19.92cm" svg:y2="4.185cm">
          <text:p/>
        </draw:line>
        <draw:line draw:style-name="gr2" draw:text-style-name="P1" draw:layer="layout" svg:x1="2.12cm" svg:y1="0.185cm" svg:x2="2.12cm" svg:y2="2.685cm">
          <text:p/>
        </draw:line>
        <draw:line draw:style-name="gr2" draw:text-style-name="P1" draw:layer="layout" svg:x1="3.12cm" svg:y1="0.185cm" svg:x2="3.12cm" svg:y2="5.685cm">
          <text:p/>
        </draw:line>
        <draw:line draw:style-name="gr2" draw:text-style-name="P1" draw:layer="layout" svg:x1="5.42cm" svg:y1="0.185cm" svg:x2="5.42cm" svg:y2="5.685cm">
          <text:p/>
        </draw:line>
        <draw:line draw:style-name="gr2" draw:text-style-name="P1" draw:layer="layout" svg:x1="6.92cm" svg:y1="0.185cm" svg:x2="6.92cm" svg:y2="5.685cm">
          <text:p/>
        </draw:line>
        <draw:line draw:style-name="gr2" draw:text-style-name="P1" draw:layer="layout" svg:x1="14.92cm" svg:y1="2.185cm" svg:x2="19.92cm" svg:y2="2.185cm">
          <text:p/>
        </draw:line>
        <draw:line draw:style-name="gr2" draw:text-style-name="P1" draw:layer="layout" svg:x1="14.92cm" svg:y1="3.685cm" svg:x2="19.92cm" svg:y2="3.685cm">
          <text:p/>
        </draw:line>
        <draw:line draw:style-name="gr2" draw:text-style-name="P1" draw:layer="layout" svg:x1="16.42cm" svg:y1="1.685cm" svg:x2="16.42cm" svg:y2="3.685cm">
          <text:p/>
        </draw:line>
        <draw:line draw:style-name="gr2" draw:text-style-name="P1" draw:layer="layout" svg:x1="18.12cm" svg:y1="1.685cm" svg:x2="18.12cm" svg:y2="3.685cm">
          <text:p/>
        </draw:line>
        <draw:line draw:style-name="gr2" draw:text-style-name="P1" draw:layer="layout" svg:x1="16.92cm" svg:y1="3.685cm" svg:x2="16.92cm" svg:y2="4.185cm">
          <text:p/>
        </draw:line>
        <draw:line draw:style-name="gr5" draw:text-style-name="P1" draw:layer="layout" svg:x1="15.42cm" svg:y1="2.185cm" svg:x2="15.42cm" svg:y2="3.685cm">
          <text:p/>
        </draw:line>
        <draw:line draw:style-name="gr5" draw:text-style-name="P1" draw:layer="layout" svg:x1="15.92cm" svg:y1="2.185cm" svg:x2="15.92cm" svg:y2="3.685cm">
          <text:p/>
        </draw:line>
        <draw:frame draw:style-name="gr6" draw:text-style-name="P1" draw:layer="layout" svg:width="0.7cm" svg:height="0.5cm" svg:x="1.47cm" svg:y="2.185cm">
          <draw:text-box>
            <text:p text:style-name="P2"><text:span text:style-name="T1">Изм.</text:span></text:p>
          </draw:text-box>
        </draw:frame>
        <draw:frame draw:style-name="gr6" draw:text-style-name="P1" draw:layer="layout" svg:width="1.05cm" svg:height="0.5cm" svg:x="2.07cm" svg:y="2.185cm">
          <draw:text-box>
            <text:p text:style-name="P2"><text:span text:style-name="T1">Лист</text:span></text:p>
          </draw:text-box>
        </draw:frame>
        <draw:frame draw:style-name="gr6" draw:text-style-name="P1" draw:layer="layout" svg:width="2.35cm" svg:height="0.5cm" svg:x="3.07cm" svg:y="2.185cm">
          <draw:text-box>
            <text:p text:style-name="P2"><text:span text:style-name="T2">№ </text:span><text:span text:style-name="T2">докум</text:span></text:p>
          </draw:text-box>
        </draw:frame>
        <draw:frame draw:style-name="gr6" draw:text-style-name="P1" draw:layer="layout" svg:width="1.5cm" svg:height="0.5cm" svg:x="5.42cm" svg:y="2.185cm">
          <draw:text-box>
            <text:p text:style-name="P2"><text:span text:style-name="T1">Подп.</text:span></text:p>
          </draw:text-box>
        </draw:frame>
        <draw:frame draw:style-name="gr6" draw:text-style-name="P1" draw:layer="layout" svg:width="1cm" svg:height="0.5cm" svg:x="6.92cm" svg:y="2.185cm">
          <draw:text-box>
            <text:p text:style-name="P2"><text:span text:style-name="T1">Дата</text:span></text:p>
          </draw:text-box>
        </draw:frame>
        <draw:frame draw:style-name="gr6" draw:text-style-name="P1" draw:layer="layout" svg:width="1.66cm" svg:height="0.5cm" svg:x="1.42cm" svg:y="2.685cm">
          <draw:text-box>
            <text:p text:style-name="P3"><text:span text:style-name="T1">Разраб.</text:span></text:p>
          </draw:text-box>
        </draw:frame>
        <draw:frame draw:style-name="gr6" draw:text-style-name="P1" draw:layer="layout" svg:width="1.7cm" svg:height="0.5cm" svg:x="1.42cm" svg:y="3.185cm">
          <draw:text-box>
            <text:p text:style-name="P3"><text:span text:style-name="T1">Пров.</text:span></text:p>
          </draw:text-box>
        </draw:frame>
        <draw:frame draw:style-name="gr6" draw:text-style-name="P1" draw:layer="layout" svg:width="1.68cm" svg:height="0.5cm" svg:x="1.42cm" svg:y="3.685cm">
          <draw:text-box>
            <text:p text:style-name="P3"><text:span text:style-name="T1">Т. контр.</text:span></text:p>
          </draw:text-box>
        </draw:frame>
        <draw:frame draw:style-name="gr6" draw:text-style-name="P1" draw:layer="layout" svg:width="1.7cm" svg:height="0.5cm" svg:x="1.42cm" svg:y="4.685cm">
          <draw:text-box>
            <text:p text:style-name="P3"><text:span text:style-name="T1">Н. контр.</text:span></text:p>
          </draw:text-box>
        </draw:frame>
        <draw:frame draw:style-name="gr6" draw:text-style-name="P1" draw:layer="layout" svg:width="1.7cm" svg:height="0.5cm" svg:x="1.42cm" svg:y="5.135cm">
          <draw:text-box>
            <text:p text:style-name="P3"><text:span text:style-name="T1">Утв.</text:span></text:p>
          </draw:text-box>
        </draw:frame>
        <draw:frame draw:style-name="gr6" draw:text-style-name="P1" draw:layer="layout" svg:width="2.407cm" svg:height="0.5cm" svg:x="3.194cm" svg:y="2.692cm">
          <draw:text-box>
            <text:p text:style-name="P4"><text:span text:style-name="T3">Якубовский</text:span></text:p>
          </draw:text-box>
        </draw:frame>
        <draw:frame draw:style-name="gr6" draw:text-style-name="P1" draw:layer="layout" svg:width="2.09cm" svg:height="0.5cm" svg:x="3.214cm" svg:y="3.195cm">
          <draw:text-box>
            <text:p text:style-name="P5"><text:span text:style-name="T3">Бруславский</text:span></text:p>
          </draw:text-box>
        </draw:frame>
        <draw:frame draw:style-name="gr6" draw:text-style-name="P1" draw:layer="layout" svg:width="2.407cm" svg:height="0.5cm" svg:x="3.224cm" svg:y="4.681cm">
          <draw:text-box>
            <text:p text:style-name="P5"><text:span text:style-name="T3">Самодумкин</text:span></text:p>
          </draw:text-box>
        </draw:frame>
        <draw:frame draw:style-name="gr7" draw:text-style-name="P1" draw:layer="layout" svg:width="7cm" svg:height="2.5cm" svg:x="7.92cm" svg:y="1.685cm">
          <draw:text-box>
            <text:p text:style-name="P2"><text:span text:style-name="T4">Система интеллектуального поиска текстов естественного языка</text:span></text:p>
          </draw:text-box>
        </draw:frame>
        <draw:frame draw:style-name="gr6" draw:text-style-name="P1" draw:layer="layout" svg:width="1.5cm" svg:height="0.5cm" svg:x="14.92cm" svg:y="1.685cm">
          <draw:text-box>
            <text:p text:style-name="P2"><text:span text:style-name="T1">Лит</text:span></text:p>
          </draw:text-box>
        </draw:frame>
        <draw:frame draw:style-name="gr6" draw:text-style-name="P1" draw:layer="layout" svg:width="1.7cm" svg:height="0.5cm" svg:x="16.42cm" svg:y="1.685cm">
          <draw:text-box>
            <text:p text:style-name="P2"><text:span text:style-name="T1">Масса</text:span></text:p>
          </draw:text-box>
        </draw:frame>
        <draw:frame draw:style-name="gr6" draw:text-style-name="P1" draw:layer="layout" svg:width="1.75cm" svg:height="0.5cm" svg:x="18.17cm" svg:y="1.685cm">
          <draw:text-box>
            <text:p text:style-name="P2"><text:span text:style-name="T1">Масштаб</text:span></text:p>
          </draw:text-box>
        </draw:frame>
        <draw:frame draw:style-name="gr6" draw:text-style-name="P1" draw:layer="layout" svg:width="1.8cm" svg:height="0.5cm" svg:x="15.12cm" svg:y="3.685cm">
          <draw:text-box>
            <text:p text:style-name="P4"><text:span text:style-name="T1">Лист <text:s/>1 <text:s text:c="3"/></text:span></text:p>
          </draw:text-box>
        </draw:frame>
        <draw:frame draw:style-name="gr6" draw:text-style-name="P1" draw:layer="layout" svg:width="3cm" svg:height="0.5cm" svg:x="16.92cm" svg:y="3.685cm">
          <draw:text-box>
            <text:p text:style-name="P4"><text:span text:style-name="T1"><text:s/></text:span><text:span text:style-name="T1">Листов <text:s text:c="11"/>1</text:span></text:p>
          </draw:text-box>
        </draw:frame>
        <draw:frame draw:style-name="gr8" draw:text-style-name="P1" draw:layer="layout" svg:width="5cm" svg:height="1.5cm" svg:x="14.92cm" svg:y="4.185cm">
          <draw:text-box>
            <text:p text:style-name="P2"><text:span text:style-name="T5">ИИ, гр. </text:span><text:span text:style-name="T6">121703</text:span></text:p>
          </draw:text-box>
        </draw:frame>
        <draw:line draw:style-name="gr1" draw:text-style-name="P1" draw:layer="layout" svg:x1="19.92cm" svg:y1="5.685cm" svg:x2="1.42cm" svg:y2="5.685cm">
          <text:p/>
        </draw:line>
        <draw:line draw:style-name="gr2" draw:text-style-name="P1" draw:layer="layout" svg:x1="19.92cm" svg:y1="0.185cm" svg:x2="19.92cm" svg:y2="5.685cm">
          <text:p/>
        </draw:line>
        <draw:frame draw:style-name="gr9" draw:text-style-name="P1" draw:layer="layout" svg:width="10.28cm" svg:height="1.227cm" svg:x="9.04cm" svg:y="0.418cm">
          <draw:text-box>
            <text:p text:style-name="P2"><text:span text:style-name="T7">ГУИР.17075-01 92 01-1</text:span></text:p>
          </draw:text-box>
        </draw:frame>
        <draw:frame draw:style-name="gr6" draw:text-style-name="P1" draw:layer="layout" svg:width="2.09cm" svg:height="0.5cm" svg:x="3.215cm" svg:y="3.717cm">
          <draw:text-box>
            <text:p text:style-name="P5"><text:span text:style-name="T3">Крапивин</text:span></text:p>
          </draw:text-box>
        </draw:frame>
        <draw:frame draw:style-name="gr6" draw:text-style-name="P1" draw:layer="layout" svg:width="2.09cm" svg:height="0.5cm" svg:x="3.166cm" svg:y="5.157cm">
          <draw:text-box>
            <text:p text:style-name="P3"><text:span text:style-name="T8">Шункевич </text:span></text:p>
          </draw:text-box>
        </draw:frame>
        <draw:frame draw:style-name="gr6" draw:text-style-name="P1" draw:layer="layout" svg:width="1.68cm" svg:height="0.5cm" svg:x="1.42cm" svg:y="4.205cm">
          <draw:text-box>
            <text:p text:style-name="P3"><text:span text:style-name="T1">Реценз.</text:span></text:p>
          </draw:text-box>
        </draw:frame>
        <draw:frame draw:style-name="gr10" draw:text-style-name="P1" draw:layer="layout" svg:width="0.5cm" svg:height="0.851cm" svg:x="15.42cm" svg:y="2.459cm">
          <draw:text-box>
            <text:p text:style-name="P2"><text:span text:style-name="T9">Т</text:span></text:p>
          </draw:text-box>
        </draw:frame>
        <draw:frame draw:style-name="gr20" draw:text-style-name="P12" draw:layer="layout" svg:width="7.01cm" svg:height="1.805cm" svg:x="7.901cm" svg:y="4.112cm">
          <draw:text-box>
            <text:p text:style-name="P10"><text:span text:style-name="T11">Архитектура сети, из работы Neural Machine Translation By Jointly Learning To Align And Translate</text:span></text:p>
          </draw:text-box>
        </draw:frame>
      </draw:page>
      <draw:page draw:name="page2" draw:style-name="dp1" draw:master-page-name="PM0">
        <draw:polyline draw:style-name="gr1" draw:text-style-name="P1" draw:layer="layout" svg:width="18.5cm" svg:height="5.5cm" svg:x="1.481cm" svg:y="7.944cm" svg:viewBox="0 0 18501 5501" draw:points="18501,0 0,0 0,5501">
          <text:p/>
        </draw:polyline>
        <draw:line draw:style-name="gr2" draw:text-style-name="P1" draw:layer="layout" svg:x1="14.981cm" svg:y1="9.444cm" svg:x2="14.981cm" svg:y2="13.444cm">
          <text:p/>
        </draw:line>
        <draw:g draw:style-name="gr3">
          <draw:line draw:style-name="gr2" draw:text-style-name="P1" draw:layer="layout" svg:x1="7.981cm" svg:y1="7.944cm" svg:x2="7.981cm" svg:y2="13.444cm">
            <text:p/>
          </draw:line>
          <draw:frame draw:style-name="gr4" draw:text-style-name="P1" draw:layer="layout" svg:width="5.5cm" svg:height="1.219cm" draw:transform="rotate (-1.5707963267949) translate (8.59cm 7.944cm)">
            <draw:text-box>
              <text:p/>
            </draw:text-box>
          </draw:frame>
        </draw:g>
        <draw:line draw:style-name="gr5" draw:text-style-name="P1" draw:layer="layout" svg:x1="1.481cm" svg:y1="8.444cm" svg:x2="7.989cm" svg:y2="8.444cm">
          <text:p/>
        </draw:line>
        <draw:line draw:style-name="gr5" draw:text-style-name="P1" draw:layer="layout" svg:x1="1.481cm" svg:y1="8.944cm" svg:x2="7.981cm" svg:y2="8.944cm">
          <text:p/>
        </draw:line>
        <draw:line draw:style-name="gr5" draw:text-style-name="P1" draw:layer="layout" svg:x1="1.481cm" svg:y1="9.444cm" svg:x2="7.981cm" svg:y2="9.444cm">
          <text:p/>
        </draw:line>
        <draw:line draw:style-name="gr2" draw:text-style-name="P1" draw:layer="layout" svg:x1="1.481cm" svg:y1="9.944cm" svg:x2="7.981cm" svg:y2="9.944cm">
          <text:p/>
        </draw:line>
        <draw:line draw:style-name="gr2" draw:text-style-name="P1" draw:layer="layout" svg:x1="1.481cm" svg:y1="10.444cm" svg:x2="7.981cm" svg:y2="10.444cm">
          <text:p/>
        </draw:line>
        <draw:line draw:style-name="gr5" draw:text-style-name="P1" draw:layer="layout" svg:x1="1.481cm" svg:y1="10.944cm" svg:x2="7.981cm" svg:y2="10.944cm">
          <text:p/>
        </draw:line>
        <draw:line draw:style-name="gr5" draw:text-style-name="P1" draw:layer="layout" svg:x1="1.481cm" svg:y1="11.444cm" svg:x2="7.981cm" svg:y2="11.444cm">
          <text:p/>
        </draw:line>
        <draw:line draw:style-name="gr5" draw:text-style-name="P1" draw:layer="layout" svg:x1="1.481cm" svg:y1="11.944cm" svg:x2="7.981cm" svg:y2="11.944cm">
          <text:p/>
        </draw:line>
        <draw:line draw:style-name="gr5" draw:text-style-name="P1" draw:layer="layout" svg:x1="1.481cm" svg:y1="12.444cm" svg:x2="7.981cm" svg:y2="12.444cm">
          <text:p/>
        </draw:line>
        <draw:line draw:style-name="gr5" draw:text-style-name="P1" draw:layer="layout" svg:x1="1.481cm" svg:y1="12.944cm" svg:x2="7.981cm" svg:y2="12.944cm">
          <text:p/>
        </draw:line>
        <draw:line draw:style-name="gr2" draw:text-style-name="P1" draw:layer="layout" svg:x1="7.981cm" svg:y1="9.444cm" svg:x2="19.981cm" svg:y2="9.444cm">
          <text:p/>
        </draw:line>
        <draw:line draw:style-name="gr2" draw:text-style-name="P1" draw:layer="layout" svg:x1="7.981cm" svg:y1="11.944cm" svg:x2="19.981cm" svg:y2="11.944cm">
          <text:p/>
        </draw:line>
        <draw:line draw:style-name="gr2" draw:text-style-name="P1" draw:layer="layout" svg:x1="2.181cm" svg:y1="7.944cm" svg:x2="2.181cm" svg:y2="10.444cm">
          <text:p/>
        </draw:line>
        <draw:line draw:style-name="gr2" draw:text-style-name="P1" draw:layer="layout" svg:x1="3.181cm" svg:y1="7.944cm" svg:x2="3.181cm" svg:y2="13.444cm">
          <text:p/>
        </draw:line>
        <draw:line draw:style-name="gr2" draw:text-style-name="P1" draw:layer="layout" svg:x1="5.481cm" svg:y1="7.944cm" svg:x2="5.481cm" svg:y2="13.444cm">
          <text:p/>
        </draw:line>
        <draw:line draw:style-name="gr2" draw:text-style-name="P1" draw:layer="layout" svg:x1="6.981cm" svg:y1="7.944cm" svg:x2="6.981cm" svg:y2="13.444cm">
          <text:p/>
        </draw:line>
        <draw:line draw:style-name="gr2" draw:text-style-name="P1" draw:layer="layout" svg:x1="14.981cm" svg:y1="9.944cm" svg:x2="19.981cm" svg:y2="9.944cm">
          <text:p/>
        </draw:line>
        <draw:line draw:style-name="gr2" draw:text-style-name="P1" draw:layer="layout" svg:x1="14.981cm" svg:y1="11.444cm" svg:x2="19.981cm" svg:y2="11.444cm">
          <text:p/>
        </draw:line>
        <draw:line draw:style-name="gr2" draw:text-style-name="P1" draw:layer="layout" svg:x1="16.481cm" svg:y1="9.444cm" svg:x2="16.481cm" svg:y2="11.444cm">
          <text:p/>
        </draw:line>
        <draw:line draw:style-name="gr2" draw:text-style-name="P1" draw:layer="layout" svg:x1="18.181cm" svg:y1="9.444cm" svg:x2="18.181cm" svg:y2="11.444cm">
          <text:p/>
        </draw:line>
        <draw:line draw:style-name="gr2" draw:text-style-name="P1" draw:layer="layout" svg:x1="16.981cm" svg:y1="11.444cm" svg:x2="16.981cm" svg:y2="11.944cm">
          <text:p/>
        </draw:line>
        <draw:line draw:style-name="gr5" draw:text-style-name="P1" draw:layer="layout" svg:x1="15.481cm" svg:y1="9.944cm" svg:x2="15.481cm" svg:y2="11.444cm">
          <text:p/>
        </draw:line>
        <draw:line draw:style-name="gr5" draw:text-style-name="P1" draw:layer="layout" svg:x1="15.981cm" svg:y1="9.944cm" svg:x2="15.981cm" svg:y2="11.444cm">
          <text:p/>
        </draw:line>
        <draw:frame draw:style-name="gr6" draw:text-style-name="P1" draw:layer="layout" svg:width="0.7cm" svg:height="0.5cm" svg:x="1.531cm" svg:y="9.944cm">
          <draw:text-box>
            <text:p text:style-name="P2"><text:span text:style-name="T1">Изм.</text:span></text:p>
          </draw:text-box>
        </draw:frame>
        <draw:frame draw:style-name="gr6" draw:text-style-name="P1" draw:layer="layout" svg:width="1.05cm" svg:height="0.5cm" svg:x="2.131cm" svg:y="9.944cm">
          <draw:text-box>
            <text:p text:style-name="P2"><text:span text:style-name="T1">Лист</text:span></text:p>
          </draw:text-box>
        </draw:frame>
        <draw:frame draw:style-name="gr6" draw:text-style-name="P1" draw:layer="layout" svg:width="2.35cm" svg:height="0.5cm" svg:x="3.131cm" svg:y="9.944cm">
          <draw:text-box>
            <text:p text:style-name="P2"><text:span text:style-name="T2">№ </text:span><text:span text:style-name="T2">докум</text:span></text:p>
          </draw:text-box>
        </draw:frame>
        <draw:frame draw:style-name="gr6" draw:text-style-name="P1" draw:layer="layout" svg:width="1.5cm" svg:height="0.5cm" svg:x="5.481cm" svg:y="9.944cm">
          <draw:text-box>
            <text:p text:style-name="P2"><text:span text:style-name="T1">Подп.</text:span></text:p>
          </draw:text-box>
        </draw:frame>
        <draw:frame draw:style-name="gr6" draw:text-style-name="P1" draw:layer="layout" svg:width="1cm" svg:height="0.5cm" svg:x="6.981cm" svg:y="9.944cm">
          <draw:text-box>
            <text:p text:style-name="P2"><text:span text:style-name="T1">Дата</text:span></text:p>
          </draw:text-box>
        </draw:frame>
        <draw:frame draw:style-name="gr6" draw:text-style-name="P1" draw:layer="layout" svg:width="1.66cm" svg:height="0.5cm" svg:x="1.481cm" svg:y="10.444cm">
          <draw:text-box>
            <text:p text:style-name="P3"><text:span text:style-name="T1">Разраб.</text:span></text:p>
          </draw:text-box>
        </draw:frame>
        <draw:frame draw:style-name="gr6" draw:text-style-name="P1" draw:layer="layout" svg:width="1.7cm" svg:height="0.5cm" svg:x="1.481cm" svg:y="10.944cm">
          <draw:text-box>
            <text:p text:style-name="P3"><text:span text:style-name="T1">Пров.</text:span></text:p>
          </draw:text-box>
        </draw:frame>
        <draw:frame draw:style-name="gr6" draw:text-style-name="P1" draw:layer="layout" svg:width="1.68cm" svg:height="0.5cm" svg:x="1.481cm" svg:y="11.444cm">
          <draw:text-box>
            <text:p text:style-name="P3"><text:span text:style-name="T1">Т. контр.</text:span></text:p>
          </draw:text-box>
        </draw:frame>
        <draw:frame draw:style-name="gr6" draw:text-style-name="P1" draw:layer="layout" svg:width="1.7cm" svg:height="0.5cm" svg:x="1.481cm" svg:y="12.444cm">
          <draw:text-box>
            <text:p text:style-name="P3"><text:span text:style-name="T1">Н. контр.</text:span></text:p>
          </draw:text-box>
        </draw:frame>
        <draw:frame draw:style-name="gr6" draw:text-style-name="P1" draw:layer="layout" svg:width="1.7cm" svg:height="0.5cm" svg:x="1.481cm" svg:y="12.894cm">
          <draw:text-box>
            <text:p text:style-name="P3"><text:span text:style-name="T1">Утв.</text:span></text:p>
          </draw:text-box>
        </draw:frame>
        <draw:frame draw:style-name="gr6" draw:text-style-name="P1" draw:layer="layout" svg:width="2.407cm" svg:height="0.5cm" svg:x="3.255cm" svg:y="10.451cm">
          <draw:text-box>
            <text:p text:style-name="P4"><text:span text:style-name="T3">Якубовский</text:span></text:p>
          </draw:text-box>
        </draw:frame>
        <draw:frame draw:style-name="gr6" draw:text-style-name="P1" draw:layer="layout" svg:width="2.09cm" svg:height="0.5cm" svg:x="3.275cm" svg:y="10.954cm">
          <draw:text-box>
            <text:p text:style-name="P5"><text:span text:style-name="T3">Бруславский</text:span></text:p>
          </draw:text-box>
        </draw:frame>
        <draw:frame draw:style-name="gr6" draw:text-style-name="P1" draw:layer="layout" svg:width="2.407cm" svg:height="0.5cm" svg:x="3.285cm" svg:y="12.44cm">
          <draw:text-box>
            <text:p text:style-name="P5"><text:span text:style-name="T3">Самодумкин</text:span></text:p>
          </draw:text-box>
        </draw:frame>
        <draw:frame draw:style-name="gr7" draw:text-style-name="P1" draw:layer="layout" svg:width="7cm" svg:height="2.5cm" svg:x="7.981cm" svg:y="9.444cm">
          <draw:text-box>
            <text:p text:style-name="P2"><text:span text:style-name="T4">Система интеллектуального поиска текстов естественного языка</text:span></text:p>
          </draw:text-box>
        </draw:frame>
        <draw:frame draw:style-name="gr6" draw:text-style-name="P1" draw:layer="layout" svg:width="1.5cm" svg:height="0.5cm" svg:x="14.981cm" svg:y="9.444cm">
          <draw:text-box>
            <text:p text:style-name="P2"><text:span text:style-name="T1">Лит</text:span></text:p>
          </draw:text-box>
        </draw:frame>
        <draw:frame draw:style-name="gr6" draw:text-style-name="P1" draw:layer="layout" svg:width="1.7cm" svg:height="0.5cm" svg:x="16.481cm" svg:y="9.444cm">
          <draw:text-box>
            <text:p text:style-name="P2"><text:span text:style-name="T1">Масса</text:span></text:p>
          </draw:text-box>
        </draw:frame>
        <draw:frame draw:style-name="gr6" draw:text-style-name="P1" draw:layer="layout" svg:width="1.75cm" svg:height="0.5cm" svg:x="18.231cm" svg:y="9.444cm">
          <draw:text-box>
            <text:p text:style-name="P2"><text:span text:style-name="T1">Масштаб</text:span></text:p>
          </draw:text-box>
        </draw:frame>
        <draw:frame draw:style-name="gr6" draw:text-style-name="P1" draw:layer="layout" svg:width="1.8cm" svg:height="0.5cm" svg:x="15.181cm" svg:y="11.444cm">
          <draw:text-box>
            <text:p text:style-name="P4"><text:span text:style-name="T1">Лист <text:s/>1 <text:s text:c="3"/></text:span></text:p>
          </draw:text-box>
        </draw:frame>
        <draw:frame draw:style-name="gr6" draw:text-style-name="P1" draw:layer="layout" svg:width="3cm" svg:height="0.5cm" svg:x="16.981cm" svg:y="11.444cm">
          <draw:text-box>
            <text:p text:style-name="P4"><text:span text:style-name="T1"><text:s/></text:span><text:span text:style-name="T1">Листов <text:s text:c="11"/>1</text:span></text:p>
          </draw:text-box>
        </draw:frame>
        <draw:frame draw:style-name="gr8" draw:text-style-name="P1" draw:layer="layout" svg:width="5cm" svg:height="1.5cm" svg:x="14.981cm" svg:y="11.944cm">
          <draw:text-box>
            <text:p text:style-name="P2"><text:span text:style-name="T5">ИИ, гр. </text:span><text:span text:style-name="T6">121703</text:span></text:p>
          </draw:text-box>
        </draw:frame>
        <draw:line draw:style-name="gr1" draw:text-style-name="P1" draw:layer="layout" svg:x1="19.981cm" svg:y1="13.444cm" svg:x2="1.481cm" svg:y2="13.444cm">
          <text:p/>
        </draw:line>
        <draw:line draw:style-name="gr2" draw:text-style-name="P1" draw:layer="layout" svg:x1="19.981cm" svg:y1="7.944cm" svg:x2="19.981cm" svg:y2="13.444cm">
          <text:p/>
        </draw:line>
        <draw:frame draw:style-name="gr9" draw:text-style-name="P1" draw:layer="layout" svg:width="10.28cm" svg:height="1.227cm" svg:x="9.101cm" svg:y="8.177cm">
          <draw:text-box>
            <text:p text:style-name="P2"><text:span text:style-name="T7">ГУИР.17075-01 96 01-1</text:span></text:p>
          </draw:text-box>
        </draw:frame>
        <draw:frame draw:style-name="gr6" draw:text-style-name="P1" draw:layer="layout" svg:width="2.09cm" svg:height="0.5cm" svg:x="3.276cm" svg:y="11.476cm">
          <draw:text-box>
            <text:p text:style-name="P5"><text:span text:style-name="T3">Крапивин</text:span></text:p>
          </draw:text-box>
        </draw:frame>
        <draw:frame draw:style-name="gr6" draw:text-style-name="P1" draw:layer="layout" svg:width="2.09cm" svg:height="0.5cm" svg:x="3.227cm" svg:y="12.916cm">
          <draw:text-box>
            <text:p text:style-name="P3"><text:span text:style-name="T8">Шункевич </text:span></text:p>
          </draw:text-box>
        </draw:frame>
        <draw:frame draw:style-name="gr6" draw:text-style-name="P1" draw:layer="layout" svg:width="1.68cm" svg:height="0.5cm" svg:x="1.481cm" svg:y="11.964cm">
          <draw:text-box>
            <text:p text:style-name="P3"><text:span text:style-name="T1">Реценз.</text:span></text:p>
          </draw:text-box>
        </draw:frame>
        <draw:frame draw:style-name="gr10" draw:text-style-name="P1" draw:layer="layout" svg:width="0.5cm" svg:height="0.851cm" svg:x="15.481cm" svg:y="10.218cm">
          <draw:text-box>
            <text:p text:style-name="P2"><text:span text:style-name="T9">Т</text:span></text:p>
          </draw:text-box>
        </draw:frame>
        <draw:polyline draw:style-name="gr11" draw:text-style-name="P1" draw:layer="layout" svg:width="18.5cm" svg:height="5.5cm" svg:x="32.737cm" svg:y="41.665cm" svg:viewBox="0 0 18501 5501" draw:points="18501,0 0,0 0,5501">
          <text:p/>
        </draw:polyline>
        <draw:line draw:style-name="gr11" draw:text-style-name="P1" draw:layer="layout" svg:x1="39.253cm" svg:y1="41.665cm" svg:x2="39.253cm" svg:y2="47.164cm">
          <text:p/>
        </draw:line>
        <draw:line draw:style-name="gr11" draw:text-style-name="P1" draw:layer="layout" svg:x1="32.753cm" svg:y1="46.101cm" svg:x2="39.253cm" svg:y2="46.101cm">
          <text:p/>
        </draw:line>
        <draw:line draw:style-name="gr11" draw:text-style-name="P1" draw:layer="layout" svg:x1="32.753cm" svg:y1="46.601cm" svg:x2="39.253cm" svg:y2="46.601cm">
          <text:p/>
        </draw:line>
        <draw:line draw:style-name="gr11" draw:text-style-name="P1" draw:layer="layout" svg:x1="33.443cm" svg:y1="41.665cm" svg:x2="33.443cm" svg:y2="44.115cm">
          <text:p/>
        </draw:line>
        <draw:line draw:style-name="gr11" draw:text-style-name="P1" draw:layer="layout" svg:x1="34.543cm" svg:y1="41.665cm" svg:x2="34.543cm" svg:y2="47.164cm">
          <text:p/>
        </draw:line>
        <draw:line draw:style-name="gr11" draw:text-style-name="P1" draw:layer="layout" svg:x1="36.753cm" svg:y1="41.665cm" svg:x2="36.753cm" svg:y2="47.164cm">
          <text:p/>
        </draw:line>
        <draw:line draw:style-name="gr11" draw:text-style-name="P1" draw:layer="layout" svg:x1="38.253cm" svg:y1="41.665cm" svg:x2="38.253cm" svg:y2="47.15cm">
          <text:p/>
        </draw:line>
        <draw:frame draw:style-name="gr12" draw:text-style-name="P1" draw:layer="layout" svg:width="1.65cm" svg:height="0.755cm" svg:x="46.182cm" svg:y="44.987cm">
          <draw:text-box>
            <text:p text:style-name="P2"><text:span text:style-name="T8">Лист <text:s/>1</text:span></text:p>
          </draw:text-box>
        </draw:frame>
        <draw:frame draw:style-name="gr12" draw:text-style-name="P1" draw:layer="layout" svg:width="1.1cm" svg:height="0.755cm" svg:x="33.432cm" svg:y="43.487cm">
          <draw:text-box>
            <text:p text:style-name="P2"><text:span text:style-name="T8">Лист</text:span></text:p>
          </draw:text-box>
        </draw:frame>
        <draw:frame draw:style-name="gr12" draw:text-style-name="P1" draw:layer="layout" svg:width="2.28cm" svg:height="0.755cm" svg:x="34.492cm" svg:y="43.487cm">
          <draw:text-box>
            <text:p text:style-name="P2"><text:span text:style-name="T8">№ </text:span><text:span text:style-name="T8">докум.</text:span></text:p>
          </draw:text-box>
        </draw:frame>
        <draw:frame draw:style-name="gr12" draw:text-style-name="P1" draw:layer="layout" svg:width="1.5cm" svg:height="0.755cm" svg:x="36.732cm" svg:y="43.487cm">
          <draw:text-box>
            <text:p text:style-name="P2"><text:span text:style-name="T8">Подп.</text:span></text:p>
          </draw:text-box>
        </draw:frame>
        <draw:frame draw:style-name="gr12" draw:text-style-name="P1" draw:layer="layout" svg:width="1.1cm" svg:height="0.755cm" svg:x="38.232cm" svg:y="43.487cm">
          <draw:text-box>
            <text:p text:style-name="P2"><text:span text:style-name="T8">Дата</text:span></text:p>
          </draw:text-box>
        </draw:frame>
        <draw:line draw:style-name="gr11" draw:text-style-name="P1" draw:layer="layout" svg:x1="39.282cm" svg:y1="45.615cm" svg:x2="51.231cm" svg:y2="45.615cm">
          <text:p/>
        </draw:line>
        <draw:line draw:style-name="gr11" draw:text-style-name="P1" draw:layer="layout" svg:x1="32.782cm" svg:y1="45.115cm" svg:x2="39.232cm" svg:y2="45.115cm">
          <text:p/>
        </draw:line>
        <draw:line draw:style-name="gr11" draw:text-style-name="P1" draw:layer="layout" svg:x1="32.782cm" svg:y1="44.615cm" svg:x2="39.232cm" svg:y2="44.615cm">
          <text:p/>
        </draw:line>
        <draw:line draw:style-name="gr11" draw:text-style-name="P1" draw:layer="layout" svg:x1="32.782cm" svg:y1="44.115cm" svg:x2="39.232cm" svg:y2="44.115cm">
          <text:p/>
        </draw:line>
        <draw:line draw:style-name="gr11" draw:text-style-name="P1" draw:layer="layout" svg:x1="32.782cm" svg:y1="43.615cm" svg:x2="39.232cm" svg:y2="43.615cm">
          <text:p/>
        </draw:line>
        <draw:line draw:style-name="gr11" draw:text-style-name="P1" draw:layer="layout" svg:x1="32.782cm" svg:y1="42.615cm" svg:x2="39.232cm" svg:y2="42.615cm">
          <text:p/>
        </draw:line>
        <draw:line draw:style-name="gr11" draw:text-style-name="P1" draw:layer="layout" svg:x1="32.782cm" svg:y1="42.115cm" svg:x2="39.232cm" svg:y2="42.115cm">
          <text:p/>
        </draw:line>
        <draw:line draw:style-name="gr11" draw:text-style-name="P1" draw:layer="layout" svg:x1="39.282cm" svg:y1="43.115cm" svg:x2="51.231cm" svg:y2="43.115cm">
          <text:p/>
        </draw:line>
        <draw:line draw:style-name="gr11" draw:text-style-name="P1" draw:layer="layout" svg:x1="32.782cm" svg:y1="43.115cm" svg:x2="39.232cm" svg:y2="43.115cm">
          <text:p/>
        </draw:line>
        <draw:line draw:style-name="gr11" draw:text-style-name="P1" draw:layer="layout" svg:x1="32.782cm" svg:y1="45.615cm" svg:x2="39.232cm" svg:y2="45.615cm">
          <text:p/>
        </draw:line>
        <draw:frame draw:style-name="gr12" draw:text-style-name="P1" draw:layer="layout" svg:width="1.09cm" svg:height="0.755cm" svg:x="32.542cm" svg:y="43.487cm">
          <draw:text-box>
            <text:p text:style-name="P2"><text:span text:style-name="T8">Изм</text:span></text:p>
          </draw:text-box>
        </draw:frame>
        <draw:frame draw:style-name="gr12" draw:text-style-name="P1" draw:layer="layout" svg:width="1.65cm" svg:height="0.755cm" svg:x="32.732cm" svg:y="43.987cm">
          <draw:text-box>
            <text:p text:style-name="P4"><text:span text:style-name="T3">Разраб</text:span><text:span text:style-name="T8">.</text:span></text:p>
          </draw:text-box>
        </draw:frame>
        <draw:frame draw:style-name="gr12" draw:text-style-name="P1" draw:layer="layout" svg:width="1.65cm" svg:height="0.755cm" svg:x="32.732cm" svg:y="44.462cm">
          <draw:text-box>
            <text:p text:style-name="P4"><text:span text:style-name="T3">Пров</text:span><text:span text:style-name="T8">.</text:span></text:p>
          </draw:text-box>
        </draw:frame>
        <draw:frame draw:style-name="gr12" draw:text-style-name="P6" draw:layer="layout" svg:width="1.75cm" svg:height="0.755cm" svg:x="32.732cm" svg:y="45.012cm">
          <draw:text-box>
            <text:p text:style-name="P4"><text:span text:style-name="T3">Т.контр.</text:span></text:p>
          </draw:text-box>
        </draw:frame>
        <draw:frame draw:style-name="gr12" draw:text-style-name="P6" draw:layer="layout" svg:width="1.75cm" svg:height="0.755cm" svg:x="32.732cm" svg:y="45.987cm">
          <draw:text-box>
            <text:p text:style-name="P4"><text:span text:style-name="T3">Н.контр.</text:span></text:p>
          </draw:text-box>
        </draw:frame>
        <draw:frame draw:style-name="gr12" draw:text-style-name="P6" draw:layer="layout" svg:width="1.75cm" svg:height="0.755cm" svg:x="32.732cm" svg:y="46.487cm">
          <draw:text-box>
            <text:p text:style-name="P4"><text:span text:style-name="T3">Утв.</text:span></text:p>
          </draw:text-box>
        </draw:frame>
        <draw:frame draw:style-name="gr13" draw:text-style-name="P1" draw:layer="layout" svg:width="2.011cm" svg:height="0.71cm" svg:x="32.732cm" svg:y="45.51cm">
          <draw:text-box>
            <text:p text:style-name="P4"><text:span text:style-name="T3">Рецензент</text:span></text:p>
          </draw:text-box>
        </draw:frame>
        <draw:line draw:style-name="gr11" draw:text-style-name="P1" draw:layer="layout" svg:x1="46.232cm" svg:y1="43.115cm" svg:x2="46.232cm" svg:y2="47.165cm">
          <text:p/>
        </draw:line>
        <draw:line draw:style-name="gr11" draw:text-style-name="P1" draw:layer="layout" svg:x1="46.232cm" svg:y1="43.615cm" svg:x2="51.232cm" svg:y2="43.615cm">
          <text:p/>
        </draw:line>
        <draw:line draw:style-name="gr11" draw:text-style-name="P1" draw:layer="layout" svg:x1="46.232cm" svg:y1="45.115cm" svg:x2="51.232cm" svg:y2="45.115cm">
          <text:p/>
        </draw:line>
        <draw:line draw:style-name="gr11" draw:text-style-name="P1" draw:layer="layout" svg:x1="46.732cm" svg:y1="43.615cm" svg:x2="46.732cm" svg:y2="45.114cm">
          <text:p/>
        </draw:line>
        <draw:line draw:style-name="gr11" draw:text-style-name="P1" draw:layer="layout" svg:x1="47.232cm" svg:y1="43.615cm" svg:x2="47.232cm" svg:y2="45.114cm">
          <text:p/>
        </draw:line>
        <draw:line draw:style-name="gr11" draw:text-style-name="P1" draw:layer="layout" svg:x1="47.732cm" svg:y1="43.115cm" svg:x2="47.732cm" svg:y2="45.114cm">
          <text:p/>
        </draw:line>
        <draw:line draw:style-name="gr11" draw:text-style-name="P1" draw:layer="layout" svg:x1="49.332cm" svg:y1="43.115cm" svg:x2="49.332cm" svg:y2="45.114cm">
          <text:p/>
        </draw:line>
        <draw:line draw:style-name="gr11" draw:text-style-name="P1" draw:layer="layout" svg:x1="48.232cm" svg:y1="45.115cm" svg:x2="48.232cm" svg:y2="45.615cm">
          <text:p/>
        </draw:line>
        <draw:frame draw:style-name="gr14" draw:text-style-name="P1" draw:layer="layout" svg:width="2.1cm" svg:height="0.851cm" svg:x="48.232cm" svg:y="44.939cm">
          <draw:text-box>
            <text:p text:style-name="P2"><text:span text:style-name="T8">Листов <text:s text:c="3"/></text:span><text:span text:style-name="T9">1</text:span></text:p>
          </draw:text-box>
        </draw:frame>
        <draw:frame draw:style-name="gr12" draw:text-style-name="P1" draw:layer="layout" svg:width="1.2cm" svg:height="0.755cm" svg:x="46.282cm" svg:y="42.987cm">
          <draw:text-box>
            <text:p text:style-name="P2"><text:span text:style-name="T8">Лит.</text:span></text:p>
          </draw:text-box>
        </draw:frame>
        <draw:frame draw:style-name="gr12" draw:text-style-name="P1" draw:layer="layout" svg:width="1.55cm" svg:height="0.755cm" svg:x="47.732cm" svg:y="42.987cm">
          <draw:text-box>
            <text:p text:style-name="P2"><text:span text:style-name="T8">Масса</text:span></text:p>
          </draw:text-box>
        </draw:frame>
        <draw:frame draw:style-name="gr12" draw:text-style-name="P1" draw:layer="layout" svg:width="2.1cm" svg:height="0.755cm" svg:x="49.232cm" svg:y="42.987cm">
          <draw:text-box>
            <text:p text:style-name="P2"><text:span text:style-name="T8">Масштаб.</text:span></text:p>
          </draw:text-box>
        </draw:frame>
        <draw:frame draw:style-name="gr12" draw:text-style-name="P6" draw:layer="layout" svg:width="1.95cm" svg:height="0.755cm" svg:x="34.682cm" svg:y="46.487cm">
          <draw:text-box>
            <text:p text:style-name="P4"><text:span text:style-name="T3">Шункевич</text:span></text:p>
          </draw:text-box>
        </draw:frame>
        <draw:frame draw:style-name="gr12" draw:text-style-name="P1" draw:layer="layout" svg:width="0.7cm" svg:height="0.755cm" svg:x="46.632cm" svg:y="43.987cm">
          <draw:text-box>
            <text:p text:style-name="P2"><text:span text:style-name="T8">Т</text:span></text:p>
          </draw:text-box>
        </draw:frame>
        <draw:frame draw:style-name="gr15" draw:text-style-name="P1" draw:layer="layout" svg:width="11.8cm" svg:height="1.4cm" svg:x="39.362cm" svg:y="41.665cm">
          <draw:text-box>
            <text:p text:style-name="P2"><text:span text:style-name="T7">ГУИР.17075-01 95 01-1</text:span></text:p>
          </draw:text-box>
        </draw:frame>
        <draw:frame draw:style-name="gr8" draw:text-style-name="P1" draw:layer="layout" svg:width="5cm" svg:height="1.5cm" svg:x="46.457cm" svg:y="45.665cm">
          <draw:text-box>
            <text:p text:style-name="P2"><text:span text:style-name="T6">ИИ, гр. 121703</text:span></text:p>
          </draw:text-box>
        </draw:frame>
        <draw:frame draw:style-name="gr7" draw:text-style-name="P1" draw:layer="layout" svg:width="7cm" svg:height="2.5cm" svg:x="39.262cm" svg:y="43.165cm">
          <draw:text-box>
            <text:p text:style-name="P2"><text:span text:style-name="T4">Система интеллектуального поиска текстов естественного языка</text:span></text:p>
          </draw:text-box>
        </draw:frame>
        <draw:frame draw:style-name="gr12" draw:text-style-name="P6" draw:layer="layout" svg:width="2.2cm" svg:height="0.755cm" svg:x="34.589cm" svg:y="43.892cm">
          <draw:text-box>
            <text:p text:style-name="P4"><text:span text:style-name="T3">Якубовский</text:span></text:p>
          </draw:text-box>
        </draw:frame>
        <draw:frame draw:style-name="gr16" draw:text-style-name="P1" draw:layer="layout" svg:width="2.348cm" svg:height="0.608cm" svg:x="34.464cm" svg:y="45.062cm">
          <draw:text-box>
            <text:p><text:span text:style-name="T3">Крапивин</text:span></text:p>
          </draw:text-box>
        </draw:frame>
        <draw:frame draw:style-name="gr16" draw:text-style-name="P1" draw:layer="layout" svg:width="2.348cm" svg:height="0.608cm" svg:x="34.464cm" svg:y="46.015cm">
          <draw:text-box>
            <text:p><text:span text:style-name="T3">Самодумкин</text:span></text:p>
          </draw:text-box>
        </draw:frame>
        <draw:frame draw:style-name="gr21" draw:text-style-name="P7" draw:layer="layout" svg:width="7.215cm" svg:height="2.155cm" svg:x="39.146cm" svg:y="45.279cm">
          <draw:text-box>
            <text:p text:style-name="P2"><text:span text:style-name="T10">Архитектура Transformer, использующая decoder</text:span></text:p>
          </draw:text-box>
        </draw:frame>
        <draw:frame draw:style-name="gr18" draw:text-style-name="P6" draw:layer="layout" svg:width="2.574cm" svg:height="1.039cm" svg:x="34.496cm" svg:y="44.533cm">
          <draw:text-box>
            <text:p><text:span text:style-name="T3">Бруславский</text:span></text:p>
          </draw:text-box>
        </draw:frame>
        <draw:frame draw:style-name="gr19" draw:text-style-name="P1" draw:layer="layout" svg:width="7.01cm" svg:height="1.297cm" svg:x="7.962cm" svg:y="11.871cm">
          <draw:text-box>
            <text:p text:style-name="P2"><text:span text:style-name="T10">Архитектура Transformer</text:span></text:p>
          </draw:text-box>
        </draw:frame>
        <draw:polyline draw:style-name="gr1" draw:text-style-name="P1" draw:layer="layout" svg:width="18.5cm" svg:height="5.5cm" svg:x="1.44cm" svg:y="2.058cm" svg:viewBox="0 0 18501 5501" draw:points="18501,0 0,0 0,5501">
          <text:p/>
        </draw:polyline>
        <draw:line draw:style-name="gr2" draw:text-style-name="P1" draw:layer="layout" svg:x1="14.94cm" svg:y1="3.558cm" svg:x2="14.94cm" svg:y2="7.558cm">
          <text:p/>
        </draw:line>
        <draw:g draw:style-name="gr3">
          <draw:line draw:style-name="gr2" draw:text-style-name="P1" draw:layer="layout" svg:x1="7.94cm" svg:y1="2.058cm" svg:x2="7.94cm" svg:y2="7.558cm">
            <text:p/>
          </draw:line>
          <draw:frame draw:style-name="gr4" draw:text-style-name="P1" draw:layer="layout" svg:width="5.5cm" svg:height="1.219cm" draw:transform="rotate (-1.5707963267949) translate (8.549cm 2.058cm)">
            <draw:text-box>
              <text:p/>
            </draw:text-box>
          </draw:frame>
        </draw:g>
        <draw:line draw:style-name="gr5" draw:text-style-name="P1" draw:layer="layout" svg:x1="1.44cm" svg:y1="2.558cm" svg:x2="7.948cm" svg:y2="2.558cm">
          <text:p/>
        </draw:line>
        <draw:line draw:style-name="gr5" draw:text-style-name="P1" draw:layer="layout" svg:x1="1.44cm" svg:y1="3.058cm" svg:x2="7.94cm" svg:y2="3.058cm">
          <text:p/>
        </draw:line>
        <draw:line draw:style-name="gr5" draw:text-style-name="P1" draw:layer="layout" svg:x1="1.44cm" svg:y1="3.558cm" svg:x2="7.94cm" svg:y2="3.558cm">
          <text:p/>
        </draw:line>
        <draw:line draw:style-name="gr2" draw:text-style-name="P1" draw:layer="layout" svg:x1="1.44cm" svg:y1="4.058cm" svg:x2="7.94cm" svg:y2="4.058cm">
          <text:p/>
        </draw:line>
        <draw:line draw:style-name="gr2" draw:text-style-name="P1" draw:layer="layout" svg:x1="1.44cm" svg:y1="4.558cm" svg:x2="7.94cm" svg:y2="4.558cm">
          <text:p/>
        </draw:line>
        <draw:line draw:style-name="gr5" draw:text-style-name="P1" draw:layer="layout" svg:x1="1.44cm" svg:y1="5.058cm" svg:x2="7.94cm" svg:y2="5.058cm">
          <text:p/>
        </draw:line>
        <draw:line draw:style-name="gr5" draw:text-style-name="P1" draw:layer="layout" svg:x1="1.44cm" svg:y1="5.558cm" svg:x2="7.94cm" svg:y2="5.558cm">
          <text:p/>
        </draw:line>
        <draw:line draw:style-name="gr5" draw:text-style-name="P1" draw:layer="layout" svg:x1="1.44cm" svg:y1="6.058cm" svg:x2="7.94cm" svg:y2="6.058cm">
          <text:p/>
        </draw:line>
        <draw:line draw:style-name="gr5" draw:text-style-name="P1" draw:layer="layout" svg:x1="1.44cm" svg:y1="6.558cm" svg:x2="7.94cm" svg:y2="6.558cm">
          <text:p/>
        </draw:line>
        <draw:line draw:style-name="gr5" draw:text-style-name="P1" draw:layer="layout" svg:x1="1.44cm" svg:y1="7.058cm" svg:x2="7.94cm" svg:y2="7.058cm">
          <text:p/>
        </draw:line>
        <draw:line draw:style-name="gr2" draw:text-style-name="P1" draw:layer="layout" svg:x1="7.94cm" svg:y1="3.558cm" svg:x2="19.94cm" svg:y2="3.558cm">
          <text:p/>
        </draw:line>
        <draw:line draw:style-name="gr2" draw:text-style-name="P1" draw:layer="layout" svg:x1="7.94cm" svg:y1="6.058cm" svg:x2="19.94cm" svg:y2="6.058cm">
          <text:p/>
        </draw:line>
        <draw:line draw:style-name="gr2" draw:text-style-name="P1" draw:layer="layout" svg:x1="2.14cm" svg:y1="2.058cm" svg:x2="2.14cm" svg:y2="4.558cm">
          <text:p/>
        </draw:line>
        <draw:line draw:style-name="gr2" draw:text-style-name="P1" draw:layer="layout" svg:x1="3.14cm" svg:y1="2.058cm" svg:x2="3.14cm" svg:y2="7.558cm">
          <text:p/>
        </draw:line>
        <draw:line draw:style-name="gr2" draw:text-style-name="P1" draw:layer="layout" svg:x1="5.44cm" svg:y1="2.058cm" svg:x2="5.44cm" svg:y2="7.558cm">
          <text:p/>
        </draw:line>
        <draw:line draw:style-name="gr2" draw:text-style-name="P1" draw:layer="layout" svg:x1="6.94cm" svg:y1="2.058cm" svg:x2="6.94cm" svg:y2="7.558cm">
          <text:p/>
        </draw:line>
        <draw:line draw:style-name="gr2" draw:text-style-name="P1" draw:layer="layout" svg:x1="14.94cm" svg:y1="4.058cm" svg:x2="19.94cm" svg:y2="4.058cm">
          <text:p/>
        </draw:line>
        <draw:line draw:style-name="gr2" draw:text-style-name="P1" draw:layer="layout" svg:x1="14.94cm" svg:y1="5.558cm" svg:x2="19.94cm" svg:y2="5.558cm">
          <text:p/>
        </draw:line>
        <draw:line draw:style-name="gr2" draw:text-style-name="P1" draw:layer="layout" svg:x1="16.44cm" svg:y1="3.558cm" svg:x2="16.44cm" svg:y2="5.558cm">
          <text:p/>
        </draw:line>
        <draw:line draw:style-name="gr2" draw:text-style-name="P1" draw:layer="layout" svg:x1="18.14cm" svg:y1="3.558cm" svg:x2="18.14cm" svg:y2="5.558cm">
          <text:p/>
        </draw:line>
        <draw:line draw:style-name="gr2" draw:text-style-name="P1" draw:layer="layout" svg:x1="16.94cm" svg:y1="5.558cm" svg:x2="16.94cm" svg:y2="6.058cm">
          <text:p/>
        </draw:line>
        <draw:line draw:style-name="gr5" draw:text-style-name="P1" draw:layer="layout" svg:x1="15.44cm" svg:y1="4.058cm" svg:x2="15.44cm" svg:y2="5.558cm">
          <text:p/>
        </draw:line>
        <draw:line draw:style-name="gr5" draw:text-style-name="P1" draw:layer="layout" svg:x1="15.94cm" svg:y1="4.058cm" svg:x2="15.94cm" svg:y2="5.558cm">
          <text:p/>
        </draw:line>
        <draw:frame draw:style-name="gr6" draw:text-style-name="P1" draw:layer="layout" svg:width="0.7cm" svg:height="0.5cm" svg:x="1.49cm" svg:y="4.058cm">
          <draw:text-box>
            <text:p text:style-name="P2"><text:span text:style-name="T1">Изм.</text:span></text:p>
          </draw:text-box>
        </draw:frame>
        <draw:frame draw:style-name="gr6" draw:text-style-name="P1" draw:layer="layout" svg:width="1.05cm" svg:height="0.5cm" svg:x="2.09cm" svg:y="4.058cm">
          <draw:text-box>
            <text:p text:style-name="P2"><text:span text:style-name="T1">Лист</text:span></text:p>
          </draw:text-box>
        </draw:frame>
        <draw:frame draw:style-name="gr6" draw:text-style-name="P1" draw:layer="layout" svg:width="2.35cm" svg:height="0.5cm" svg:x="3.09cm" svg:y="4.058cm">
          <draw:text-box>
            <text:p text:style-name="P2"><text:span text:style-name="T2">№ </text:span><text:span text:style-name="T2">докум</text:span></text:p>
          </draw:text-box>
        </draw:frame>
        <draw:frame draw:style-name="gr6" draw:text-style-name="P1" draw:layer="layout" svg:width="1.5cm" svg:height="0.5cm" svg:x="5.44cm" svg:y="4.058cm">
          <draw:text-box>
            <text:p text:style-name="P2"><text:span text:style-name="T1">Подп.</text:span></text:p>
          </draw:text-box>
        </draw:frame>
        <draw:frame draw:style-name="gr6" draw:text-style-name="P1" draw:layer="layout" svg:width="1cm" svg:height="0.5cm" svg:x="6.94cm" svg:y="4.058cm">
          <draw:text-box>
            <text:p text:style-name="P2"><text:span text:style-name="T1">Дата</text:span></text:p>
          </draw:text-box>
        </draw:frame>
        <draw:frame draw:style-name="gr6" draw:text-style-name="P1" draw:layer="layout" svg:width="1.66cm" svg:height="0.5cm" svg:x="1.44cm" svg:y="4.558cm">
          <draw:text-box>
            <text:p text:style-name="P3"><text:span text:style-name="T1">Разраб.</text:span></text:p>
          </draw:text-box>
        </draw:frame>
        <draw:frame draw:style-name="gr6" draw:text-style-name="P1" draw:layer="layout" svg:width="1.7cm" svg:height="0.5cm" svg:x="1.44cm" svg:y="5.058cm">
          <draw:text-box>
            <text:p text:style-name="P3"><text:span text:style-name="T1">Пров.</text:span></text:p>
          </draw:text-box>
        </draw:frame>
        <draw:frame draw:style-name="gr6" draw:text-style-name="P1" draw:layer="layout" svg:width="1.68cm" svg:height="0.5cm" svg:x="1.44cm" svg:y="5.558cm">
          <draw:text-box>
            <text:p text:style-name="P3"><text:span text:style-name="T1">Т. контр.</text:span></text:p>
          </draw:text-box>
        </draw:frame>
        <draw:frame draw:style-name="gr6" draw:text-style-name="P1" draw:layer="layout" svg:width="1.7cm" svg:height="0.5cm" svg:x="1.44cm" svg:y="6.558cm">
          <draw:text-box>
            <text:p text:style-name="P3"><text:span text:style-name="T1">Н. контр.</text:span></text:p>
          </draw:text-box>
        </draw:frame>
        <draw:frame draw:style-name="gr6" draw:text-style-name="P1" draw:layer="layout" svg:width="1.7cm" svg:height="0.5cm" svg:x="1.44cm" svg:y="7.008cm">
          <draw:text-box>
            <text:p text:style-name="P3"><text:span text:style-name="T1">Утв.</text:span></text:p>
          </draw:text-box>
        </draw:frame>
        <draw:frame draw:style-name="gr6" draw:text-style-name="P1" draw:layer="layout" svg:width="2.407cm" svg:height="0.5cm" svg:x="3.214cm" svg:y="4.565cm">
          <draw:text-box>
            <text:p text:style-name="P4"><text:span text:style-name="T3">Якубовский</text:span></text:p>
          </draw:text-box>
        </draw:frame>
        <draw:frame draw:style-name="gr6" draw:text-style-name="P1" draw:layer="layout" svg:width="2.09cm" svg:height="0.5cm" svg:x="3.234cm" svg:y="5.068cm">
          <draw:text-box>
            <text:p text:style-name="P5"><text:span text:style-name="T3">Бруславский</text:span></text:p>
          </draw:text-box>
        </draw:frame>
        <draw:frame draw:style-name="gr6" draw:text-style-name="P1" draw:layer="layout" svg:width="2.407cm" svg:height="0.5cm" svg:x="3.244cm" svg:y="6.554cm">
          <draw:text-box>
            <text:p text:style-name="P5"><text:span text:style-name="T3">Самодумкин</text:span></text:p>
          </draw:text-box>
        </draw:frame>
        <draw:frame draw:style-name="gr7" draw:text-style-name="P1" draw:layer="layout" svg:width="7cm" svg:height="2.5cm" svg:x="7.94cm" svg:y="3.558cm">
          <draw:text-box>
            <text:p text:style-name="P2"><text:span text:style-name="T4">Система интеллектуального поиска текстов естественного языка</text:span></text:p>
          </draw:text-box>
        </draw:frame>
        <draw:frame draw:style-name="gr6" draw:text-style-name="P1" draw:layer="layout" svg:width="1.5cm" svg:height="0.5cm" svg:x="14.94cm" svg:y="3.558cm">
          <draw:text-box>
            <text:p text:style-name="P2"><text:span text:style-name="T1">Лит</text:span></text:p>
          </draw:text-box>
        </draw:frame>
        <draw:frame draw:style-name="gr6" draw:text-style-name="P1" draw:layer="layout" svg:width="1.7cm" svg:height="0.5cm" svg:x="16.44cm" svg:y="3.558cm">
          <draw:text-box>
            <text:p text:style-name="P2"><text:span text:style-name="T1">Масса</text:span></text:p>
          </draw:text-box>
        </draw:frame>
        <draw:frame draw:style-name="gr6" draw:text-style-name="P1" draw:layer="layout" svg:width="1.75cm" svg:height="0.5cm" svg:x="18.19cm" svg:y="3.558cm">
          <draw:text-box>
            <text:p text:style-name="P2"><text:span text:style-name="T1">Масштаб</text:span></text:p>
          </draw:text-box>
        </draw:frame>
        <draw:frame draw:style-name="gr6" draw:text-style-name="P1" draw:layer="layout" svg:width="1.8cm" svg:height="0.5cm" svg:x="15.14cm" svg:y="5.558cm">
          <draw:text-box>
            <text:p text:style-name="P4"><text:span text:style-name="T1">Лист <text:s/>1 <text:s text:c="3"/></text:span></text:p>
          </draw:text-box>
        </draw:frame>
        <draw:frame draw:style-name="gr6" draw:text-style-name="P1" draw:layer="layout" svg:width="3cm" svg:height="0.5cm" svg:x="16.94cm" svg:y="5.558cm">
          <draw:text-box>
            <text:p text:style-name="P4"><text:span text:style-name="T1"><text:s/></text:span><text:span text:style-name="T1">Листов <text:s text:c="11"/>1</text:span></text:p>
          </draw:text-box>
        </draw:frame>
        <draw:frame draw:style-name="gr8" draw:text-style-name="P1" draw:layer="layout" svg:width="5cm" svg:height="1.5cm" svg:x="14.94cm" svg:y="6.058cm">
          <draw:text-box>
            <text:p text:style-name="P2"><text:span text:style-name="T5">ИИ, гр. </text:span><text:span text:style-name="T6">121703</text:span></text:p>
          </draw:text-box>
        </draw:frame>
        <draw:line draw:style-name="gr1" draw:text-style-name="P1" draw:layer="layout" svg:x1="19.94cm" svg:y1="7.558cm" svg:x2="1.44cm" svg:y2="7.558cm">
          <text:p/>
        </draw:line>
        <draw:line draw:style-name="gr2" draw:text-style-name="P1" draw:layer="layout" svg:x1="19.94cm" svg:y1="2.058cm" svg:x2="19.94cm" svg:y2="7.558cm">
          <text:p/>
        </draw:line>
        <draw:frame draw:style-name="gr9" draw:text-style-name="P1" draw:layer="layout" svg:width="10.28cm" svg:height="1.227cm" svg:x="9.06cm" svg:y="2.291cm">
          <draw:text-box>
            <text:p text:style-name="P2"><text:span text:style-name="T7">ГУИР.17075-01 92 01-1</text:span></text:p>
          </draw:text-box>
        </draw:frame>
        <draw:frame draw:style-name="gr6" draw:text-style-name="P1" draw:layer="layout" svg:width="2.09cm" svg:height="0.5cm" svg:x="3.235cm" svg:y="5.59cm">
          <draw:text-box>
            <text:p text:style-name="P5"><text:span text:style-name="T3">Крапивин</text:span></text:p>
          </draw:text-box>
        </draw:frame>
        <draw:frame draw:style-name="gr6" draw:text-style-name="P1" draw:layer="layout" svg:width="2.09cm" svg:height="0.5cm" svg:x="3.186cm" svg:y="7.03cm">
          <draw:text-box>
            <text:p text:style-name="P3"><text:span text:style-name="T8">Шункевич </text:span></text:p>
          </draw:text-box>
        </draw:frame>
        <draw:frame draw:style-name="gr6" draw:text-style-name="P1" draw:layer="layout" svg:width="1.68cm" svg:height="0.5cm" svg:x="1.44cm" svg:y="6.078cm">
          <draw:text-box>
            <text:p text:style-name="P3"><text:span text:style-name="T1">Реценз.</text:span></text:p>
          </draw:text-box>
        </draw:frame>
        <draw:frame draw:style-name="gr10" draw:text-style-name="P1" draw:layer="layout" svg:width="0.5cm" svg:height="0.851cm" svg:x="15.44cm" svg:y="4.332cm">
          <draw:text-box>
            <text:p text:style-name="P2"><text:span text:style-name="T9">Т</text:span></text:p>
          </draw:text-box>
        </draw:frame>
        <draw:frame draw:style-name="gr22" draw:text-style-name="P12" draw:layer="layout" svg:width="7.01cm" svg:height="1.805cm" svg:x="7.921cm" svg:y="5.985cm">
          <draw:text-box>
            <text:p text:style-name="P10"><text:span text:style-name="T11">Архитектура сети, из работы Neural Machine Translation By Jointly Learning To Align And Translat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1T23:38:52.752566584</dc:date>
    <meta:creation-date>2021-12-13T20:24:58Z</meta:creation-date>
    <meta:generator>LibreOffice/24.2.7.2$Linux_X86_64 LibreOffice_project/420$Build-2</meta:generator>
    <meta:print-date>2025-05-21T23:38:26.714043446</meta:print-date>
    <meta:editing-duration>PT9M35S</meta:editing-duration>
    <meta:editing-cycles>1</meta:editing-cycles>
    <meta:document-statistic meta:object-count="496"/>
  </office:meta>
</office:document-meta>
</file>